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dddddd" style:text-align-source="fix" style:repeat-content="false" fo:border="0.74pt solid #000000" style:rotation-angle="90" style:vertical-align="middle"/>
      <style:paragraph-properties fo:text-align="center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c9211e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c9211e"/>
    </style:style>
    <style:style style:name="ce18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/>
      <style:text-properties fo:color="#c9211e"/>
    </style:style>
    <style:style style:name="ce1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 style:data-style-name="N37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1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39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c9211e"/>
    </style:style>
    <style:style style:name="ce55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/>
    </style:style>
    <style:style style:name="ce2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64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6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c9211e"/>
    </style:style>
    <style:style style:name="ce28" style:family="table-cell" style:parent-style-name="Default" style:data-style-name="N1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"/>
    <style:style style:name="ce5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</style:style>
    <style:style style:name="ce60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fo:color="#c9211e"/>
    </style:style>
    <style:style style:name="ce3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</style:style>
    <style:style style:name="ce32" style:family="table-cell" style:parent-style-name="Default" style:data-style-name="N1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75" style:family="table-cell" style:parent-style-name="Default" style:data-style-name="N1">
      <style:table-cell-properties fo:background-color="transparent"/>
    </style:style>
    <style:style style:name="ce33" style:family="table-cell" style:parent-style-name="Default" style:data-style-name="N1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73" style:family="table-cell" style:parent-style-name="Default" style:data-style-name="N1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c9211e"/>
    </style:style>
    <style:style style:name="ce59" style:family="table-cell" style:parent-style-name="Default" style:data-style-name="N100"/>
    <style:style style:name="ce79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none" fo:border-top="0.74pt solid #000000"/>
    </style:style>
    <style:style style:name="ce44" style:family="table-cell" style:parent-style-name="Default">
      <style:table-cell-properties fo:border-bottom="0.74pt solid #000000" fo:border-left="none" fo:border-right="none" fo:border-top="none"/>
    </style:style>
    <style:style style:name="ce45" style:family="table-cell" style:parent-style-name="Default">
      <style:table-cell-properties fo:border-bottom="none" fo:border-left="none" fo:border-right="0.74pt solid #000000" fo:border-top="0.74pt solid #000000"/>
    </style:style>
    <style:style style:name="ce46" style:family="table-cell" style:parent-style-name="Default">
      <style:table-cell-properties fo:border-bottom="0.74pt solid #000000" fo:border-left="none" fo:border-right="0.74pt solid #000000" fo:border-top="none"/>
    </style:style>
    <style:style style:name="ce47" style:family="table-cell" style:parent-style-name="Default" style:data-style-name="N1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s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1" table:default-cell-style-name="ce55"/>
        <table:table-column table:style-name="co1" table:number-columns-repeated="3" table:default-cell-style-name="Default"/>
        <table:table-column table:style-name="co1" table:default-cell-style-name="ce69"/>
        <table:table-column table:style-name="co1" table:number-columns-repeated="5" table:default-cell-style-name="Default"/>
        <table:table-column table:style-name="co1" table:default-cell-style-name="ce79"/>
        <table:table-column table:style-name="co1" table:number-columns-repeated="3" table:default-cell-style-name="Default"/>
        <table:table-column table:style-name="co1" table:default-cell-style-name="ce69"/>
        <table:table-column table:style-name="co1" table:number-columns-repeated="986" table:default-cell-style-name="Default"/>
        <table:table-row table:style-name="ro1">
          <table:table-cell table:style-name="ce2" office:value-type="string" calcext:value-type="string" table:number-columns-spanned="2" table:number-rows-spanned="4">
            <text:p>Mes Mayo</text:p>
          </table:table-cell>
          <table:covered-table-cell/>
          <table:table-cell table:number-columns-repeated="13"/>
          <table:table-cell table:style-name="ce28" office:value-type="string" calcext:value-type="string" table:number-columns-spanned="15" table:number-rows-spanned="1">
            <text:p>Lectura (Kwh)</text:p>
          </table:table-cell>
          <table:covered-table-cell table:number-columns-repeated="9"/>
          <table:covered-table-cell table:style-name="ce31"/>
          <table:covered-table-cell table:number-columns-repeated="4"/>
          <table:table-cell table:number-columns-repeated="3"/>
          <table:table-cell table:style-name="ce85" office:value-type="string" calcext:value-type="string" table:number-columns-spanned="13" table:number-rows-spanned="1">
            <text:p>TOTALES</text:p>
          </table:table-cell>
          <table:covered-table-cell table:number-columns-repeated="12"/>
          <table:table-cell table:number-columns-repeated="5"/>
          <table:table-cell table:style-name="ce31" office:value-type="string" calcext:value-type="string" table:number-columns-spanned="23" table:number-rows-spanned="2">
            <text:p>Observacion</text:p>
          </table:table-cell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table-cell table:style-name="ce13" office:value-type="string" calcext:value-type="string" table:number-columns-spanned="4" table:number-rows-spanned="1">
            <text:p>Dia Semana</text:p>
          </table:table-cell>
          <table:covered-table-cell table:number-columns-repeated="3" table:style-name="ce18"/>
          <table:table-cell table:style-name="ce13" office:value-type="string" calcext:value-type="string" table:number-columns-spanned="4" table:number-rows-spanned="1">
            <text:p>Fecha</text:p>
          </table:table-cell>
          <table:covered-table-cell table:number-columns-repeated="3" table:style-name="ce18"/>
          <table:table-cell table:style-name="ce23" office:value-type="string" calcext:value-type="string" table:number-columns-spanned="3" table:number-rows-spanned="1">
            <text:p>Hora</text:p>
          </table:table-cell>
          <table:covered-table-cell table:number-columns-repeated="2" table:style-name="ce18"/>
          <table:table-cell/>
          <table:table-cell table:style-name="ce29" office:value-type="string" calcext:value-type="string" table:number-columns-spanned="5" table:number-rows-spanned="1">
            <text:p>Punta</text:p>
          </table:table-cell>
          <table:covered-table-cell table:number-columns-repeated="4"/>
          <table:table-cell/>
          <table:table-cell table:style-name="ce36" office:value-type="string" calcext:value-type="string" table:number-columns-spanned="3" table:number-rows-spanned="1">
            <text:p>ERROR</text:p>
          </table:table-cell>
          <table:covered-table-cell table:style-name="ce43"/>
          <table:covered-table-cell table:style-name="ce45"/>
          <table:table-cell/>
          <table:table-cell table:style-name="ce47" office:value-type="string" calcext:value-type="string" table:number-columns-spanned="5" table:number-rows-spanned="1">
            <text:p>Fuera Punta</text:p>
          </table:table-cell>
          <table:covered-table-cell table:number-columns-repeated="4"/>
          <table:table-cell table:number-columns-repeated="3"/>
          <table:table-cell table:style-name="ce48" table:formula="of:=SUM([.AH$12:.AH$564])" office:value-type="float" office:value="13" calcext:value-type="float" table:number-columns-spanned="4" table:number-rows-spanned="1">
            <text:p>13</text:p>
          </table:table-cell>
          <table:covered-table-cell table:number-columns-repeated="3"/>
          <table:table-cell/>
          <table:table-cell table:style-name="ce50" table:formula="of:=SUM([.AM$12:.AM$564])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/>
          <table:table-cell table:style-name="ce51" table:formula="of:=SUM([.AQ$12:.AQ$564])" office:value-type="float" office:value="259" calcext:value-type="float" table:number-columns-spanned="4" table:number-rows-spanned="1">
            <text:p>259</text:p>
          </table:table-cell>
          <table:covered-table-cell table:number-columns-repeated="3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covered-table-cell table:number-columns-repeated="2"/>
          <table:table-cell table:number-columns-repeated="19"/>
          <table:table-cell table:style-name="ce37" office:value-type="string" calcext:value-type="string" table:number-columns-spanned="3" table:number-rows-spanned="1">
            <text:p>Punta</text:p>
          </table:table-cell>
          <table:covered-table-cell table:style-name="ce44"/>
          <table:covered-table-cell table:style-name="ce46"/>
          <table:table-cell table:number-columns-repeated="988"/>
        </table:table-row>
        <table:table-row table:style-name="ro1">
          <table:covered-table-cell table:number-columns-repeated="2"/>
          <table:table-cell table:number-columns-repeated="1010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7" table:number-rows-spanned="1">
            <text:p>Lectura Desde</text:p>
          </table:table-cell>
          <table:covered-table-cell table:number-columns-repeated="6"/>
          <table:table-cell/>
          <table:table-cell table:style-name="ce54" office:value-type="string" calcext:value-type="string" table:number-columns-spanned="9" table:number-rows-spanned="1">
            <text:p>Lunes 16 Mayo 2022</text:p>
          </table:table-cell>
          <table:covered-table-cell table:number-columns-repeated="5" table:style-name="ce59"/>
          <table:covered-table-cell table:style-name="ce63"/>
          <table:covered-table-cell table:number-columns-repeated="2" table:style-name="ce59"/>
          <table:table-cell table:number-columns-repeated="988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7" table:number-rows-spanned="1">
            <text:p>Lectura Hasta</text:p>
          </table:table-cell>
          <table:covered-table-cell table:number-columns-repeated="6"/>
          <table:table-cell/>
          <table:table-cell table:style-name="ce54" office:value-type="string" calcext:value-type="string" table:number-columns-spanned="9" table:number-rows-spanned="1">
            <text:p>Jueves 16 Junio 2022</text:p>
          </table:table-cell>
          <table:covered-table-cell table:number-columns-repeated="5" table:style-name="ce59"/>
          <table:covered-table-cell table:style-name="ce63"/>
          <table:covered-table-cell table:number-columns-repeated="2" table:style-name="ce59"/>
          <table:table-cell table:number-columns-repeated="988"/>
        </table:table-row>
        <table:table-row table:style-name="ro1" table:number-rows-repeated="2">
          <table:table-cell table:number-columns-repeated="1012"/>
        </table:table-row>
        <table:table-row table:style-name="ro1"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/>
          <table:table-cell/>
          <table:table-cell table:style-name="ce6" office:value-type="string" calcext:value-type="string" table:number-columns-spanned="4" table:number-rows-spanned="2">
            <text:p>Lunes</text:p>
          </table:table-cell>
          <table:covered-table-cell table:number-columns-repeated="3"/>
          <table:table-cell table:style-name="ce12" office:value-type="date" office:date-value="2022-05-16" calcext:value-type="date" table:number-columns-spanned="4" table:number-rows-spanned="2">
            <text:p>16/05/22</text:p>
          </table:table-cell>
          <table:covered-table-cell table:number-columns-repeated="3"/>
          <table:table-cell table:style-name="ce34" office:value-type="string" calcext:value-type="string" table:number-columns-spanned="3" table:number-rows-spanned="2">
            <text:p>00:00</text:p>
          </table:table-cell>
          <table:covered-table-cell table:number-columns-repeated="2"/>
          <table:table-cell/>
          <table:table-cell table:style-name="ce60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60" office:value-type="float" office:value="107" calcext:value-type="float" table:number-columns-spanned="5" table:number-rows-spanned="2">
            <text:p>107</text:p>
          </table:table-cell>
          <table:covered-table-cell table:number-columns-repeated="4"/>
          <table:table-cell table:number-columns-repeated="21"/>
          <table:table-cell table:style-name="ce60" office:value-type="string" calcext:value-type="string" table:number-columns-spanned="23" table:number-rows-spanned="2">
            <text:p>Esta es la lectura se arranca según UTE</text:p>
          </table:table-cell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21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8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office:value-type="string" calcext:value-type="string" table:number-columns-spanned="3" table:number-rows-spanned="2">
            <text:p>06:13</text:p>
          </table:table-cell>
          <table:covered-table-cell table:number-columns-repeated="2"/>
          <table:table-cell/>
          <table:table-cell table:style-name="ce31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office:value-type="float" office:value="110" calcext:value-type="float" table:number-columns-spanned="5" table:number-rows-spanned="2">
            <text:p>110</text:p>
          </table:table-cell>
          <table:covered-table-cell table:number-columns-repeated="4"/>
          <table:table-cell table:number-columns-repeated="3"/>
          <table:table-cell table:style-name="ce49" table:formula="of:=[.P12]-[.P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]-[.Z9]" office:value-type="float" office:value="3" calcext:value-type="float" table:number-columns-spanned="4" table:number-rows-spanned="2">
            <text:p>3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8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office:value-type="string" calcext:value-type="string" table:number-columns-spanned="3" table:number-rows-spanned="2">
            <text:p>13:33</text:p>
          </table:table-cell>
          <table:covered-table-cell table:number-columns-repeated="2"/>
          <table:table-cell/>
          <table:table-cell table:style-name="ce31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office:value-type="float" office:value="113" calcext:value-type="float" table:number-columns-spanned="5" table:number-rows-spanned="2">
            <text:p>113</text:p>
          </table:table-cell>
          <table:covered-table-cell table:number-columns-repeated="4"/>
          <table:table-cell table:number-columns-repeated="3"/>
          <table:table-cell table:style-name="ce49" table:formula="of:=[.P15]-[.P1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]-[.Z12]" office:value-type="float" office:value="3" calcext:value-type="float" table:number-columns-spanned="4" table:number-rows-spanned="2">
            <text:p>3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8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office:value-type="string" calcext:value-type="string" table:number-columns-spanned="3" table:number-rows-spanned="2">
            <text:p>16:28</text:p>
          </table:table-cell>
          <table:covered-table-cell table:number-columns-repeated="2"/>
          <table:table-cell/>
          <table:table-cell table:style-name="ce31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office:value-type="float" office:value="115" calcext:value-type="float" table:number-columns-spanned="5" table:number-rows-spanned="2">
            <text:p>115</text:p>
          </table:table-cell>
          <table:covered-table-cell table:number-columns-repeated="4"/>
          <table:table-cell table:number-columns-repeated="3"/>
          <table:table-cell table:style-name="ce49" table:formula="of:=[.P18]-[.P1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]-[.Z15]" office:value-type="float" office:value="2" calcext:value-type="float" table:number-columns-spanned="4" table:number-rows-spanned="2">
            <text:p>2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8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office:value-type="string" calcext:value-type="string" table:number-columns-spanned="3" table:number-rows-spanned="2">
            <text:p>20:03</text:p>
          </table:table-cell>
          <table:covered-table-cell table:number-columns-repeated="2"/>
          <table:table-cell/>
          <table:table-cell table:style-name="ce31" office:value-type="float" office:value="187" calcext:value-type="float" table:number-columns-spanned="5" table:number-rows-spanned="2">
            <text:p>187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office:value-type="float" office:value="115" calcext:value-type="float" table:number-columns-spanned="5" table:number-rows-spanned="2">
            <text:p>115</text:p>
          </table:table-cell>
          <table:covered-table-cell table:number-columns-repeated="4"/>
          <table:table-cell table:number-columns-repeated="3"/>
          <table:table-cell table:style-name="ce49" table:formula="of:=[.P21]-[.P1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]-[.Z1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8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office:value-type="string" calcext:value-type="string" table:number-columns-spanned="3" table:number-rows-spanned="2">
            <text:p>23:00</text:p>
          </table:table-cell>
          <table:covered-table-cell table:number-columns-repeated="2"/>
          <table:table-cell/>
          <table:table-cell table:style-name="ce31" office:value-type="float" office:value="188" calcext:value-type="float" table:number-columns-spanned="5" table:number-rows-spanned="2">
            <text:p>188</text:p>
          </table:table-cell>
          <table:covered-table-cell table:number-columns-repeated="4"/>
          <table:table-cell/>
          <table:table-cell table:style-name="ce40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31" office:value-type="float" office:value="116" calcext:value-type="float" table:number-columns-spanned="5" table:number-rows-spanned="2">
            <text:p>116</text:p>
          </table:table-cell>
          <table:covered-table-cell table:number-columns-repeated="4"/>
          <table:table-cell table:number-columns-repeated="3"/>
          <table:table-cell table:style-name="ce49" table:formula="of:=[.P24]-[.P21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24]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52" table:formula="of:=[.Z24]-[.Z21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 table:number-columns-repeated="5"/>
          <table:table-cell table:style-name="ce31" office:value-type="string" calcext:value-type="string" table:number-columns-spanned="23" table:number-rows-spanned="2">
            <text:p>Este Lunes fue feriado según informo ute en la pagina</text:p>
          </table:table-cell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9]+1" office:value-type="float" office:value="2" calcext:value-type="float" table:number-columns-spanned="2" table:number-rows-spanned="2">
            <text:p>2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Martes</text:p>
          </table:table-cell>
          <table:covered-table-cell table:number-columns-repeated="3" table:style-name="ce10"/>
          <table:table-cell table:style-name="ce20" office:value-type="date" office:date-value="2022-05-17" calcext:value-type="date" table:number-columns-spanned="4" table:number-rows-spanned="2">
            <text:p>17/05/22</text:p>
          </table:table-cell>
          <table:covered-table-cell table:number-columns-repeated="3" table:style-name="ce10"/>
          <table:table-cell table:style-name="ce25" office:value-type="string" calcext:value-type="string" table:number-columns-spanned="3" table:number-rows-spanned="2">
            <text:p>06:40</text:p>
          </table:table-cell>
          <table:covered-table-cell table:number-columns-repeated="2" table:style-name="ce10"/>
          <table:table-cell table:style-name="ce10"/>
          <table:table-cell table:style-name="ce32" office:value-type="float" office:value="188" calcext:value-type="float" table:number-columns-spanned="5" table:number-rows-spanned="2">
            <text:p>188</text:p>
          </table:table-cell>
          <table:covered-table-cell table:number-columns-repeated="4" table:style-name="ce10"/>
          <table:table-cell table:style-name="ce10"/>
          <table:table-cell table:style-name="ce85" table:number-columns-spanned="3" table:number-rows-spanned="2"/>
          <table:covered-table-cell table:number-columns-repeated="2" table:style-name="ce10"/>
          <table:table-cell table:style-name="ce10"/>
          <table:table-cell table:style-name="ce32" office:value-type="float" office:value="117" calcext:value-type="float" table:number-columns-spanned="5" table:number-rows-spanned="2">
            <text:p>117</text:p>
          </table:table-cell>
          <table:covered-table-cell table:number-columns-repeated="4" table:style-name="ce10"/>
          <table:table-cell table:number-columns-repeated="3"/>
          <table:table-cell table:style-name="ce49" table:formula="of:=[.P27]-[.P2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]-[.Z24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 table:style-name="ce10"/>
          <table:table-cell table:style-name="ce20" table:number-columns-spanned="4" table:number-rows-spanned="2"/>
          <table:covered-table-cell table:number-columns-repeated="3" table:style-name="ce10"/>
          <table:table-cell table:style-name="ce25" office:value-type="string" calcext:value-type="string" table:number-columns-spanned="3" table:number-rows-spanned="2">
            <text:p>08:32</text:p>
          </table:table-cell>
          <table:covered-table-cell table:number-columns-repeated="2" table:style-name="ce10"/>
          <table:table-cell table:style-name="ce10"/>
          <table:table-cell table:style-name="ce32" office:value-type="float" office:value="188" calcext:value-type="float" table:number-columns-spanned="5" table:number-rows-spanned="2">
            <text:p>188</text:p>
          </table:table-cell>
          <table:covered-table-cell table:number-columns-repeated="4" table:style-name="ce10"/>
          <table:table-cell table:style-name="ce10"/>
          <table:table-cell table:style-name="ce85" table:number-columns-spanned="3" table:number-rows-spanned="2"/>
          <table:covered-table-cell table:number-columns-repeated="2" table:style-name="ce10"/>
          <table:table-cell table:style-name="ce10"/>
          <table:table-cell table:style-name="ce32" office:value-type="float" office:value="117" calcext:value-type="float" table:number-columns-spanned="5" table:number-rows-spanned="2">
            <text:p>117</text:p>
          </table:table-cell>
          <table:covered-table-cell table:number-columns-repeated="4" table:style-name="ce10"/>
          <table:table-cell table:number-columns-repeated="3"/>
          <table:table-cell table:style-name="ce49" table:formula="of:=[.P30]-[.P2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]-[.Z2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 table:style-name="ce10"/>
          <table:table-cell table:style-name="ce20" table:number-columns-spanned="4" table:number-rows-spanned="2"/>
          <table:covered-table-cell table:number-columns-repeated="3" table:style-name="ce10"/>
          <table:table-cell table:style-name="ce25" office:value-type="string" calcext:value-type="string" table:number-columns-spanned="3" table:number-rows-spanned="2">
            <text:p>17:25</text:p>
          </table:table-cell>
          <table:covered-table-cell table:number-columns-repeated="2" table:style-name="ce10"/>
          <table:table-cell table:style-name="ce10"/>
          <table:table-cell table:style-name="ce32" office:value-type="float" office:value="188" calcext:value-type="float" table:number-columns-spanned="5" table:number-rows-spanned="2">
            <text:p>188</text:p>
          </table:table-cell>
          <table:covered-table-cell table:number-columns-repeated="4" table:style-name="ce10"/>
          <table:table-cell table:style-name="ce10"/>
          <table:table-cell table:style-name="ce85" table:number-columns-spanned="3" table:number-rows-spanned="2"/>
          <table:covered-table-cell table:number-columns-repeated="2" table:style-name="ce10"/>
          <table:table-cell table:style-name="ce10"/>
          <table:table-cell table:style-name="ce32" office:value-type="float" office:value="121" calcext:value-type="float" table:number-columns-spanned="5" table:number-rows-spanned="2">
            <text:p>121</text:p>
          </table:table-cell>
          <table:covered-table-cell table:number-columns-repeated="4" table:style-name="ce10"/>
          <table:table-cell table:number-columns-repeated="3"/>
          <table:table-cell table:style-name="ce49" table:formula="of:=[.P33]-[.P3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]-[.Z30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office:value-type="string" calcext:value-type="string" table:number-columns-spanned="23" table:number-rows-spanned="2">
            <text:p>02_170522_1725</text:p>
          </table:table-cell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 table:style-name="ce10"/>
          <table:table-cell table:style-name="ce20" table:number-columns-spanned="4" table:number-rows-spanned="2"/>
          <table:covered-table-cell table:number-columns-repeated="3" table:style-name="ce10"/>
          <table:table-cell table:style-name="ce25" office:value-type="string" calcext:value-type="string" table:number-columns-spanned="3" table:number-rows-spanned="2">
            <text:p>21:04</text:p>
          </table:table-cell>
          <table:covered-table-cell table:number-columns-repeated="2" table:style-name="ce10"/>
          <table:table-cell table:style-name="ce10"/>
          <table:table-cell table:style-name="ce32" office:value-type="float" office:value="188" calcext:value-type="float" table:number-columns-spanned="5" table:number-rows-spanned="2">
            <text:p>188</text:p>
          </table:table-cell>
          <table:covered-table-cell table:number-columns-repeated="4" table:style-name="ce10"/>
          <table:table-cell table:style-name="ce10"/>
          <table:table-cell table:style-name="ce85" table:number-columns-spanned="3" table:number-rows-spanned="2"/>
          <table:covered-table-cell table:number-columns-repeated="2" table:style-name="ce10"/>
          <table:table-cell table:style-name="ce10"/>
          <table:table-cell table:style-name="ce32" office:value-type="float" office:value="121" calcext:value-type="float" table:number-columns-spanned="5" table:number-rows-spanned="2">
            <text:p>121</text:p>
          </table:table-cell>
          <table:covered-table-cell table:number-columns-repeated="4" table:style-name="ce10"/>
          <table:table-cell table:number-columns-repeated="3"/>
          <table:table-cell table:style-name="ce49" table:formula="of:=[.P36]-[.P3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]-[.Z3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office:value-type="string" calcext:value-type="string" table:number-columns-spanned="23" table:number-rows-spanned="2">
            <text:p>02_170522_2104</text:p>
          </table:table-cell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 table:style-name="ce10"/>
          <table:table-cell table:style-name="ce20" table:number-columns-spanned="4" table:number-rows-spanned="2"/>
          <table:covered-table-cell table:number-columns-repeated="3" table:style-name="ce10"/>
          <table:table-cell table:style-name="ce25" office:value-type="string" calcext:value-type="string" table:number-columns-spanned="3" table:number-rows-spanned="2">
            <text:p>21:41</text:p>
          </table:table-cell>
          <table:covered-table-cell table:number-columns-repeated="2" table:style-name="ce10"/>
          <table:table-cell table:style-name="ce10"/>
          <table:table-cell table:style-name="ce32" office:value-type="float" office:value="188" calcext:value-type="float" table:number-columns-spanned="5" table:number-rows-spanned="2">
            <text:p>188</text:p>
          </table:table-cell>
          <table:covered-table-cell table:number-columns-repeated="4" table:style-name="ce10"/>
          <table:table-cell table:style-name="ce10"/>
          <table:table-cell table:style-name="ce85" table:number-columns-spanned="3" table:number-rows-spanned="2"/>
          <table:covered-table-cell table:number-columns-repeated="2" table:style-name="ce10"/>
          <table:table-cell table:style-name="ce10"/>
          <table:table-cell table:style-name="ce32" office:value-type="float" office:value="121" calcext:value-type="float" table:number-columns-spanned="5" table:number-rows-spanned="2">
            <text:p>121</text:p>
          </table:table-cell>
          <table:covered-table-cell table:number-columns-repeated="4" table:style-name="ce10"/>
          <table:table-cell table:number-columns-repeated="3"/>
          <table:table-cell table:style-name="ce49" table:formula="of:=[.P39]-[.P3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]-[.Z3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office:value-type="string" calcext:value-type="string" table:number-columns-spanned="23" table:number-rows-spanned="2">
            <text:p>02_170522_2141</text:p>
          </table:table-cell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]" office:value-type="float" office:value="188" calcext:value-type="float" table:number-columns-spanned="5" table:number-rows-spanned="2">
            <text:p>188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39]" office:value-type="float" office:value="121" calcext:value-type="float" table:number-columns-spanned="5" table:number-rows-spanned="2">
            <text:p>121</text:p>
          </table:table-cell>
          <table:covered-table-cell table:number-columns-repeated="4"/>
          <table:table-cell table:number-columns-repeated="3"/>
          <table:table-cell table:style-name="ce49" table:formula="of:=[.P42]-[.P3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]-[.Z3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7]+1" office:value-type="float" office:value="3" calcext:value-type="float" table:number-columns-spanned="2" table:number-rows-spanned="2">
            <text:p>3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Miercoles</text:p>
          </table:table-cell>
          <table:covered-table-cell table:number-columns-repeated="3" table:style-name="ce10"/>
          <table:table-cell table:style-name="ce21" office:value-type="date" office:date-value="2022-05-18" calcext:value-type="date" table:number-columns-spanned="4" table:number-rows-spanned="2">
            <text:p>18/05/22</text:p>
          </table:table-cell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6:47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8" calcext:value-type="float" table:number-columns-spanned="5" table:number-rows-spanned="2">
            <text:p>188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127" calcext:value-type="float" table:number-columns-spanned="5" table:number-rows-spanned="2">
            <text:p>127</text:p>
          </table:table-cell>
          <table:covered-table-cell table:number-columns-repeated="4" table:style-name="ce10"/>
          <table:table-cell table:number-columns-repeated="3"/>
          <table:table-cell table:style-name="ce49" table:formula="of:=[.P45]-[.P4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]-[.Z42]" office:value-type="float" office:value="6" calcext:value-type="float" table:number-columns-spanned="4" table:number-rows-spanned="2">
            <text:p>6</text:p>
          </table:table-cell>
          <table:covered-table-cell table:number-columns-repeated="3"/>
          <table:table-cell table:number-columns-repeated="5"/>
          <table:table-cell table:style-name="ce31" office:value-type="string" calcext:value-type="string" table:number-columns-spanned="23" table:number-rows-spanned="2">
            <text:p>03_180522_0647</text:p>
          </table:table-cell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8:32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8" calcext:value-type="float" table:number-columns-spanned="5" table:number-rows-spanned="2">
            <text:p>188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127" calcext:value-type="float" table:number-columns-spanned="5" table:number-rows-spanned="2">
            <text:p>127</text:p>
          </table:table-cell>
          <table:covered-table-cell table:number-columns-repeated="4" table:style-name="ce10"/>
          <table:table-cell table:number-columns-repeated="3"/>
          <table:table-cell table:style-name="ce49" table:formula="of:=[.P48]-[.P4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]-[.Z4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office:value-type="string" calcext:value-type="string" table:number-columns-spanned="23" table:number-rows-spanned="2">
            <text:p><text:span text:style-name="T1">03</text:span>_180522_0832</text:p>
          </table:table-cell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21:02</text:p>
          </table:table-cell>
          <table:covered-table-cell table:number-columns-repeated="2" table:style-name="ce10"/>
          <table:table-cell table:style-name="ce10"/>
          <table:table-cell table:style-name="ce33" table:formula="of:=[.P48]" office:value-type="float" office:value="188" calcext:value-type="float" table:number-columns-spanned="5" table:number-rows-spanned="2">
            <text:p>188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130" calcext:value-type="float" table:number-columns-spanned="5" table:number-rows-spanned="2">
            <text:p>130</text:p>
          </table:table-cell>
          <table:covered-table-cell table:number-columns-repeated="4" table:style-name="ce10"/>
          <table:table-cell table:number-columns-repeated="3"/>
          <table:table-cell table:style-name="ce49" table:formula="of:=[.P51]-[.P4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]-[.Z48]" office:value-type="float" office:value="3" calcext:value-type="float" table:number-columns-spanned="4" table:number-rows-spanned="2">
            <text:p>3</text:p>
          </table:table-cell>
          <table:covered-table-cell table:number-columns-repeated="3"/>
          <table:table-cell table:number-columns-repeated="5"/>
          <table:table-cell table:style-name="ce31" office:value-type="string" calcext:value-type="string" table:number-columns-spanned="23" table:number-rows-spanned="2">
            <text:p><text:span text:style-name="T1">03</text:span>_180522_2102</text:p>
          </table:table-cell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23:57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8" calcext:value-type="float" table:number-columns-spanned="5" table:number-rows-spanned="2">
            <text:p>188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131" calcext:value-type="float" table:number-columns-spanned="5" table:number-rows-spanned="2">
            <text:p>131</text:p>
          </table:table-cell>
          <table:covered-table-cell table:number-columns-repeated="4" table:style-name="ce10"/>
          <table:table-cell table:number-columns-repeated="3"/>
          <table:table-cell table:style-name="ce49" table:formula="of:=[.P54]-[.P5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]-[.Z51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 table:number-columns-repeated="5"/>
          <table:table-cell table:style-name="ce31" office:value-type="string" calcext:value-type="string" table:number-columns-spanned="23" table:number-rows-spanned="2">
            <text:p><text:span text:style-name="T1">03</text:span>_180522_2357</text:p>
          </table:table-cell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4]" office:value-type="float" office:value="188" calcext:value-type="float" table:number-columns-spanned="5" table:number-rows-spanned="2">
            <text:p>188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4]" office:value-type="float" office:value="131" calcext:value-type="float" table:number-columns-spanned="5" table:number-rows-spanned="2">
            <text:p>131</text:p>
          </table:table-cell>
          <table:covered-table-cell table:number-columns-repeated="4" table:style-name="ce10"/>
          <table:table-cell table:number-columns-repeated="3"/>
          <table:table-cell table:style-name="ce49" table:formula="of:=[.P57]-[.P5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7]-[.Z5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7]" office:value-type="float" office:value="188" calcext:value-type="float" table:number-columns-spanned="5" table:number-rows-spanned="2">
            <text:p>188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7]" office:value-type="float" office:value="131" calcext:value-type="float" table:number-columns-spanned="5" table:number-rows-spanned="2">
            <text:p>131</text:p>
          </table:table-cell>
          <table:covered-table-cell table:number-columns-repeated="4" table:style-name="ce10"/>
          <table:table-cell table:number-columns-repeated="3"/>
          <table:table-cell table:style-name="ce49" table:formula="of:=[.P60]-[.P5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6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60]-[.Z5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5]+1" office:value-type="float" office:value="4" calcext:value-type="float" table:number-columns-spanned="2" table:number-rows-spanned="2">
            <text:p>4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Jueves</text:p>
          </table:table-cell>
          <table:covered-table-cell table:number-columns-repeated="3"/>
          <table:table-cell table:style-name="ce20" office:value-type="date" office:date-value="2022-05-19" calcext:value-type="date" table:number-columns-spanned="4" table:number-rows-spanned="2">
            <text:p>19/05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7:40</text:p>
          </table:table-cell>
          <table:covered-table-cell table:number-columns-repeated="2"/>
          <table:table-cell/>
          <table:table-cell table:style-name="ce32" office:value-type="float" office:value="188" calcext:value-type="float" table:number-columns-spanned="5" table:number-rows-spanned="2">
            <text:p>188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135" calcext:value-type="float" table:number-columns-spanned="5" table:number-rows-spanned="2">
            <text:p>135</text:p>
          </table:table-cell>
          <table:covered-table-cell table:number-columns-repeated="4"/>
          <table:table-cell table:number-columns-repeated="3"/>
          <table:table-cell table:style-name="ce49" table:formula="of:=[.P63]-[.P6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6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63]-[.Z60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office:value-type="string" calcext:value-type="string" table:number-columns-spanned="23" table:number-rows-spanned="2">
            <text:p>04_190522_0740</text:p>
          </table:table-cell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16:54</text:p>
          </table:table-cell>
          <table:covered-table-cell table:number-columns-repeated="2"/>
          <table:table-cell/>
          <table:table-cell table:style-name="ce32" office:value-type="float" office:value="188" calcext:value-type="float" table:number-columns-spanned="5" table:number-rows-spanned="2">
            <text:p>188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138" calcext:value-type="float" table:number-columns-spanned="5" table:number-rows-spanned="2">
            <text:p>138</text:p>
          </table:table-cell>
          <table:covered-table-cell table:number-columns-repeated="4"/>
          <table:table-cell table:number-columns-repeated="3"/>
          <table:table-cell table:style-name="ce49" table:formula="of:=[.P66]-[.P6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6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66]-[.Z63]" office:value-type="float" office:value="3" calcext:value-type="float" table:number-columns-spanned="4" table:number-rows-spanned="2">
            <text:p>3</text:p>
          </table:table-cell>
          <table:covered-table-cell table:number-columns-repeated="3"/>
          <table:table-cell table:number-columns-repeated="5"/>
          <table:table-cell table:style-name="ce31" office:value-type="string" calcext:value-type="string" table:number-columns-spanned="23" table:number-rows-spanned="2">
            <text:p>04_190522_1654</text:p>
          </table:table-cell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17:00</text:p>
          </table:table-cell>
          <table:covered-table-cell table:number-columns-repeated="2"/>
          <table:table-cell/>
          <table:table-cell table:style-name="ce32" office:value-type="float" office:value="188" calcext:value-type="float" table:number-columns-spanned="5" table:number-rows-spanned="2">
            <text:p>188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138" calcext:value-type="float" table:number-columns-spanned="5" table:number-rows-spanned="2">
            <text:p>138</text:p>
          </table:table-cell>
          <table:covered-table-cell table:number-columns-repeated="4"/>
          <table:table-cell table:number-columns-repeated="3"/>
          <table:table-cell table:style-name="ce49" table:formula="of:=[.P69]-[.P6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6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69]-[.Z6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21:34</text:p>
          </table:table-cell>
          <table:covered-table-cell table:number-columns-repeated="2"/>
          <table:table-cell/>
          <table:table-cell table:style-name="ce32" office:value-type="float" office:value="188" calcext:value-type="float" table:number-columns-spanned="5" table:number-rows-spanned="2">
            <text:p>188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139" calcext:value-type="float" table:number-columns-spanned="5" table:number-rows-spanned="2">
            <text:p>139</text:p>
          </table:table-cell>
          <table:covered-table-cell table:number-columns-repeated="4"/>
          <table:table-cell table:number-columns-repeated="3"/>
          <table:table-cell table:style-name="ce49" table:formula="of:=[.P72]-[.P6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7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72]-[.Z69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72]" office:value-type="float" office:value="188" calcext:value-type="float" table:number-columns-spanned="5" table:number-rows-spanned="2">
            <text:p>188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72]" office:value-type="float" office:value="139" calcext:value-type="float" table:number-columns-spanned="5" table:number-rows-spanned="2">
            <text:p>139</text:p>
          </table:table-cell>
          <table:covered-table-cell table:number-columns-repeated="4"/>
          <table:table-cell table:number-columns-repeated="3"/>
          <table:table-cell table:style-name="ce49" table:formula="of:=[.P75]-[.P7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7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75]-[.Z7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75]" office:value-type="float" office:value="188" calcext:value-type="float" table:number-columns-spanned="5" table:number-rows-spanned="2">
            <text:p>188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75]" office:value-type="float" office:value="139" calcext:value-type="float" table:number-columns-spanned="5" table:number-rows-spanned="2">
            <text:p>139</text:p>
          </table:table-cell>
          <table:covered-table-cell table:number-columns-repeated="4"/>
          <table:table-cell table:number-columns-repeated="3"/>
          <table:table-cell table:style-name="ce49" table:formula="of:=[.P78]-[.P7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7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78]-[.Z7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63]+1" office:value-type="float" office:value="5" calcext:value-type="float" table:number-columns-spanned="2" table:number-rows-spanned="2">
            <text:p>5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Viernes</text:p>
          </table:table-cell>
          <table:covered-table-cell table:number-columns-repeated="3" table:style-name="ce10"/>
          <table:table-cell table:style-name="ce21" office:value-type="date" office:date-value="2022-05-20" calcext:value-type="date" table:number-columns-spanned="4" table:number-rows-spanned="2">
            <text:p>20/05/22</text:p>
          </table:table-cell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7:54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8" calcext:value-type="float" table:number-columns-spanned="5" table:number-rows-spanned="2">
            <text:p>188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142" calcext:value-type="float" table:number-columns-spanned="5" table:number-rows-spanned="2">
            <text:p>142</text:p>
          </table:table-cell>
          <table:covered-table-cell table:number-columns-repeated="4" table:style-name="ce10"/>
          <table:table-cell table:number-columns-repeated="3"/>
          <table:table-cell table:style-name="ce49" table:formula="of:=[.P81]-[.P7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8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81]-[.Z78]" office:value-type="float" office:value="3" calcext:value-type="float" table:number-columns-spanned="4" table:number-rows-spanned="2">
            <text:p>3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17:41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8" calcext:value-type="float" table:number-columns-spanned="5" table:number-rows-spanned="2">
            <text:p>188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147" calcext:value-type="float" table:number-columns-spanned="5" table:number-rows-spanned="2">
            <text:p>147</text:p>
          </table:table-cell>
          <table:covered-table-cell table:number-columns-repeated="4" table:style-name="ce10"/>
          <table:table-cell table:number-columns-repeated="3"/>
          <table:table-cell table:style-name="ce49" table:formula="of:=[.P84]-[.P8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8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84]-[.Z81]" office:value-type="float" office:value="5" calcext:value-type="float" table:number-columns-spanned="4" table:number-rows-spanned="2">
            <text:p>5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19:07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8" calcext:value-type="float" table:number-columns-spanned="5" table:number-rows-spanned="2">
            <text:p>188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147" calcext:value-type="float" table:number-columns-spanned="5" table:number-rows-spanned="2">
            <text:p>147</text:p>
          </table:table-cell>
          <table:covered-table-cell table:number-columns-repeated="4" table:style-name="ce10"/>
          <table:table-cell table:number-columns-repeated="3"/>
          <table:table-cell table:style-name="ce49" table:formula="of:=[.P87]-[.P8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8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87]-[.Z8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87]" office:value-type="float" office:value="188" calcext:value-type="float" table:number-columns-spanned="5" table:number-rows-spanned="2">
            <text:p>188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87]" office:value-type="float" office:value="147" calcext:value-type="float" table:number-columns-spanned="5" table:number-rows-spanned="2">
            <text:p>147</text:p>
          </table:table-cell>
          <table:covered-table-cell table:number-columns-repeated="4" table:style-name="ce10"/>
          <table:table-cell table:number-columns-repeated="3"/>
          <table:table-cell table:style-name="ce49" table:formula="of:=[.P90]-[.P8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9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90]-[.Z8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90]" office:value-type="float" office:value="188" calcext:value-type="float" table:number-columns-spanned="5" table:number-rows-spanned="2">
            <text:p>188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90]" office:value-type="float" office:value="147" calcext:value-type="float" table:number-columns-spanned="5" table:number-rows-spanned="2">
            <text:p>147</text:p>
          </table:table-cell>
          <table:covered-table-cell table:number-columns-repeated="4" table:style-name="ce10"/>
          <table:table-cell table:number-columns-repeated="3"/>
          <table:table-cell table:style-name="ce49" table:formula="of:=[.P93]-[.P9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9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93]-[.Z9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93]" office:value-type="float" office:value="188" calcext:value-type="float" table:number-columns-spanned="5" table:number-rows-spanned="2">
            <text:p>188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93]" office:value-type="float" office:value="147" calcext:value-type="float" table:number-columns-spanned="5" table:number-rows-spanned="2">
            <text:p>147</text:p>
          </table:table-cell>
          <table:covered-table-cell table:number-columns-repeated="4" table:style-name="ce10"/>
          <table:table-cell table:number-columns-repeated="3"/>
          <table:table-cell table:style-name="ce49" table:formula="of:=[.P96]-[.P9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9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96]-[.Z9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81]+1" office:value-type="float" office:value="6" calcext:value-type="float" table:number-columns-spanned="2" table:number-rows-spanned="2">
            <text:p>6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Sabado</text:p>
          </table:table-cell>
          <table:covered-table-cell table:number-columns-repeated="3"/>
          <table:table-cell table:style-name="ce20" office:value-type="date" office:date-value="2022-05-21" calcext:value-type="date" table:number-columns-spanned="4" table:number-rows-spanned="2">
            <text:p>21/05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18:50</text:p>
          </table:table-cell>
          <table:covered-table-cell table:number-columns-repeated="2"/>
          <table:table-cell/>
          <table:table-cell table:style-name="ce32" office:value-type="float" office:value="189" calcext:value-type="float" table:number-columns-spanned="5" table:number-rows-spanned="2">
            <text:p>189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151" calcext:value-type="float" table:number-columns-spanned="5" table:number-rows-spanned="2">
            <text:p>151</text:p>
          </table:table-cell>
          <table:covered-table-cell table:number-columns-repeated="4"/>
          <table:table-cell table:number-columns-repeated="3"/>
          <table:table-cell table:style-name="ce49" table:formula="of:=[.P99]-[.P96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9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99]-[.Z96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99]" office:value-type="float" office:value="189" calcext:value-type="float" table:number-columns-spanned="5" table:number-rows-spanned="2">
            <text:p>189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99]" office:value-type="float" office:value="151" calcext:value-type="float" table:number-columns-spanned="5" table:number-rows-spanned="2">
            <text:p>151</text:p>
          </table:table-cell>
          <table:covered-table-cell table:number-columns-repeated="4"/>
          <table:table-cell table:number-columns-repeated="3"/>
          <table:table-cell table:style-name="ce49" table:formula="of:=[.P102]-[.P9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0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02]-[.Z9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02]" office:value-type="float" office:value="189" calcext:value-type="float" table:number-columns-spanned="5" table:number-rows-spanned="2">
            <text:p>189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102]" office:value-type="float" office:value="151" calcext:value-type="float" table:number-columns-spanned="5" table:number-rows-spanned="2">
            <text:p>151</text:p>
          </table:table-cell>
          <table:covered-table-cell table:number-columns-repeated="4"/>
          <table:table-cell table:number-columns-repeated="3"/>
          <table:table-cell table:style-name="ce49" table:formula="of:=[.P105]-[.P10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0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05]-[.Z10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05]" office:value-type="float" office:value="189" calcext:value-type="float" table:number-columns-spanned="5" table:number-rows-spanned="2">
            <text:p>189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105]" office:value-type="float" office:value="151" calcext:value-type="float" table:number-columns-spanned="5" table:number-rows-spanned="2">
            <text:p>151</text:p>
          </table:table-cell>
          <table:covered-table-cell table:number-columns-repeated="4"/>
          <table:table-cell table:number-columns-repeated="3"/>
          <table:table-cell table:style-name="ce49" table:formula="of:=[.P108]-[.P10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0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08]-[.Z10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08]" office:value-type="float" office:value="189" calcext:value-type="float" table:number-columns-spanned="5" table:number-rows-spanned="2">
            <text:p>189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108]" office:value-type="float" office:value="151" calcext:value-type="float" table:number-columns-spanned="5" table:number-rows-spanned="2">
            <text:p>151</text:p>
          </table:table-cell>
          <table:covered-table-cell table:number-columns-repeated="4"/>
          <table:table-cell table:number-columns-repeated="3"/>
          <table:table-cell table:style-name="ce49" table:formula="of:=[.P111]-[.P10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1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11]-[.Z10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11]" office:value-type="float" office:value="189" calcext:value-type="float" table:number-columns-spanned="5" table:number-rows-spanned="2">
            <text:p>189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111]" office:value-type="float" office:value="151" calcext:value-type="float" table:number-columns-spanned="5" table:number-rows-spanned="2">
            <text:p>151</text:p>
          </table:table-cell>
          <table:covered-table-cell table:number-columns-repeated="4"/>
          <table:table-cell table:number-columns-repeated="3"/>
          <table:table-cell table:style-name="ce49" table:formula="of:=[.P114]-[.P11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1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14]-[.Z11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99]+1" office:value-type="float" office:value="7" calcext:value-type="float" table:number-columns-spanned="2" table:number-rows-spanned="2">
            <text:p>7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Domingo</text:p>
          </table:table-cell>
          <table:covered-table-cell table:number-columns-repeated="3" table:style-name="ce10"/>
          <table:table-cell table:style-name="ce21" office:value-type="date" office:date-value="2022-05-22" calcext:value-type="date" table:number-columns-spanned="4" table:number-rows-spanned="2">
            <text:p>22/05/22</text:p>
          </table:table-cell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8:49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89" calcext:value-type="float" table:number-columns-spanned="5" table:number-rows-spanned="2">
            <text:p>189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156" calcext:value-type="float" table:number-columns-spanned="5" table:number-rows-spanned="2">
            <text:p>156</text:p>
          </table:table-cell>
          <table:covered-table-cell table:number-columns-repeated="4" table:style-name="ce10"/>
          <table:table-cell table:number-columns-repeated="3"/>
          <table:table-cell table:style-name="ce49" table:formula="of:=[.P117]-[.P11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1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17]-[.Z114]" office:value-type="float" office:value="5" calcext:value-type="float" table:number-columns-spanned="4" table:number-rows-spanned="2">
            <text:p>5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17]" office:value-type="float" office:value="189" calcext:value-type="float" table:number-columns-spanned="5" table:number-rows-spanned="2">
            <text:p>189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17]" office:value-type="float" office:value="156" calcext:value-type="float" table:number-columns-spanned="5" table:number-rows-spanned="2">
            <text:p>156</text:p>
          </table:table-cell>
          <table:covered-table-cell table:number-columns-repeated="4" table:style-name="ce10"/>
          <table:table-cell table:number-columns-repeated="3"/>
          <table:table-cell table:style-name="ce49" table:formula="of:=[.P120]-[.P11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0]-[.Z11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20]" office:value-type="float" office:value="189" calcext:value-type="float" table:number-columns-spanned="5" table:number-rows-spanned="2">
            <text:p>189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20]" office:value-type="float" office:value="156" calcext:value-type="float" table:number-columns-spanned="5" table:number-rows-spanned="2">
            <text:p>156</text:p>
          </table:table-cell>
          <table:covered-table-cell table:number-columns-repeated="4" table:style-name="ce10"/>
          <table:table-cell table:number-columns-repeated="3"/>
          <table:table-cell table:style-name="ce49" table:formula="of:=[.P123]-[.P12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3]-[.Z12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23]" office:value-type="float" office:value="189" calcext:value-type="float" table:number-columns-spanned="5" table:number-rows-spanned="2">
            <text:p>189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23]" office:value-type="float" office:value="156" calcext:value-type="float" table:number-columns-spanned="5" table:number-rows-spanned="2">
            <text:p>156</text:p>
          </table:table-cell>
          <table:covered-table-cell table:number-columns-repeated="4" table:style-name="ce10"/>
          <table:table-cell table:number-columns-repeated="3"/>
          <table:table-cell table:style-name="ce49" table:formula="of:=[.P126]-[.P12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6]-[.Z12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26]" office:value-type="float" office:value="189" calcext:value-type="float" table:number-columns-spanned="5" table:number-rows-spanned="2">
            <text:p>189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26]" office:value-type="float" office:value="156" calcext:value-type="float" table:number-columns-spanned="5" table:number-rows-spanned="2">
            <text:p>156</text:p>
          </table:table-cell>
          <table:covered-table-cell table:number-columns-repeated="4" table:style-name="ce10"/>
          <table:table-cell table:number-columns-repeated="3"/>
          <table:table-cell table:style-name="ce49" table:formula="of:=[.P129]-[.P12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9]-[.Z12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29]" office:value-type="float" office:value="189" calcext:value-type="float" table:number-columns-spanned="5" table:number-rows-spanned="2">
            <text:p>189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29]" office:value-type="float" office:value="156" calcext:value-type="float" table:number-columns-spanned="5" table:number-rows-spanned="2">
            <text:p>156</text:p>
          </table:table-cell>
          <table:covered-table-cell table:number-columns-repeated="4" table:style-name="ce10"/>
          <table:table-cell table:number-columns-repeated="3"/>
          <table:table-cell table:style-name="ce49" table:formula="of:=[.P132]-[.P12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3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32]-[.Z12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117]+1" office:value-type="float" office:value="8" calcext:value-type="float" table:number-columns-spanned="2" table:number-rows-spanned="2">
            <text:p>8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Lunes</text:p>
          </table:table-cell>
          <table:covered-table-cell table:number-columns-repeated="3"/>
          <table:table-cell table:style-name="ce20" office:value-type="date" office:date-value="2022-05-23" calcext:value-type="date" table:number-columns-spanned="4" table:number-rows-spanned="2">
            <text:p>23/05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6:50</text:p>
          </table:table-cell>
          <table:covered-table-cell table:number-columns-repeated="2"/>
          <table:table-cell/>
          <table:table-cell table:style-name="ce32" office:value-type="float" office:value="190" calcext:value-type="float" table:number-columns-spanned="5" table:number-rows-spanned="2">
            <text:p>190</text:p>
          </table:table-cell>
          <table:covered-table-cell table:number-columns-repeated="4"/>
          <table:table-cell/>
          <table:table-cell table:style-name="ce40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32" office:value-type="float" office:value="164" calcext:value-type="float" table:number-columns-spanned="5" table:number-rows-spanned="2">
            <text:p>164</text:p>
          </table:table-cell>
          <table:covered-table-cell table:number-columns-repeated="4"/>
          <table:table-cell table:number-columns-repeated="3"/>
          <table:table-cell table:style-name="ce49" table:formula="of:=[.P135]-[.P132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135]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52" table:formula="of:=[.Z135]-[.Z132]" office:value-type="float" office:value="8" calcext:value-type="float" table:number-columns-spanned="4" table:number-rows-spanned="2">
            <text:p>8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08:41</text:p>
          </table:table-cell>
          <table:covered-table-cell table:number-columns-repeated="2"/>
          <table:table-cell/>
          <table:table-cell table:style-name="ce32" office:value-type="float" office:value="190" calcext:value-type="float" table:number-columns-spanned="5" table:number-rows-spanned="2">
            <text:p>190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164" calcext:value-type="float" table:number-columns-spanned="5" table:number-rows-spanned="2">
            <text:p>164</text:p>
          </table:table-cell>
          <table:covered-table-cell table:number-columns-repeated="4"/>
          <table:table-cell table:number-columns-repeated="3"/>
          <table:table-cell table:style-name="ce49" table:formula="of:=[.P138]-[.P13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3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38]-[.Z13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17:44</text:p>
          </table:table-cell>
          <table:covered-table-cell table:number-columns-repeated="2"/>
          <table:table-cell/>
          <table:table-cell table:style-name="ce32" office:value-type="float" office:value="190" calcext:value-type="float" table:number-columns-spanned="5" table:number-rows-spanned="2">
            <text:p>190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169" calcext:value-type="float" table:number-columns-spanned="5" table:number-rows-spanned="2">
            <text:p>169</text:p>
          </table:table-cell>
          <table:covered-table-cell table:number-columns-repeated="4"/>
          <table:table-cell table:number-columns-repeated="3"/>
          <table:table-cell table:style-name="ce49" table:formula="of:=[.P141]-[.P13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4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41]-[.Z138]" office:value-type="float" office:value="5" calcext:value-type="float" table:number-columns-spanned="4" table:number-rows-spanned="2">
            <text:p>5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22:19</text:p>
          </table:table-cell>
          <table:covered-table-cell table:number-columns-repeated="2"/>
          <table:table-cell/>
          <table:table-cell table:style-name="ce32" office:value-type="float" office:value="190" calcext:value-type="float" table:number-columns-spanned="5" table:number-rows-spanned="2">
            <text:p>190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169" calcext:value-type="float" table:number-columns-spanned="5" table:number-rows-spanned="2">
            <text:p>169</text:p>
          </table:table-cell>
          <table:covered-table-cell table:number-columns-repeated="4"/>
          <table:table-cell table:number-columns-repeated="3"/>
          <table:table-cell table:style-name="ce49" table:formula="of:=[.P144]-[.P14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4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44]-[.Z14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44]" office:value-type="float" office:value="190" calcext:value-type="float" table:number-columns-spanned="5" table:number-rows-spanned="2">
            <text:p>190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144]" office:value-type="float" office:value="169" calcext:value-type="float" table:number-columns-spanned="5" table:number-rows-spanned="2">
            <text:p>169</text:p>
          </table:table-cell>
          <table:covered-table-cell table:number-columns-repeated="4"/>
          <table:table-cell table:number-columns-repeated="3"/>
          <table:table-cell table:style-name="ce49" table:formula="of:=[.P147]-[.P14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4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47]-[.Z14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47]" office:value-type="float" office:value="190" calcext:value-type="float" table:number-columns-spanned="5" table:number-rows-spanned="2">
            <text:p>190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147]" office:value-type="float" office:value="169" calcext:value-type="float" table:number-columns-spanned="5" table:number-rows-spanned="2">
            <text:p>169</text:p>
          </table:table-cell>
          <table:covered-table-cell table:number-columns-repeated="4"/>
          <table:table-cell table:number-columns-repeated="3"/>
          <table:table-cell table:style-name="ce49" table:formula="of:=[.P150]-[.P14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0]-[.Z14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135]+1" office:value-type="float" office:value="9" calcext:value-type="float" table:number-columns-spanned="2" table:number-rows-spanned="2">
            <text:p>9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Martes</text:p>
          </table:table-cell>
          <table:covered-table-cell table:number-columns-repeated="3" table:style-name="ce10"/>
          <table:table-cell table:style-name="ce21" office:value-type="date" office:date-value="2022-05-24" calcext:value-type="date" table:number-columns-spanned="4" table:number-rows-spanned="2">
            <text:p>24/05/22</text:p>
          </table:table-cell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7:16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0" calcext:value-type="float" table:number-columns-spanned="5" table:number-rows-spanned="2">
            <text:p>19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173" calcext:value-type="float" table:number-columns-spanned="5" table:number-rows-spanned="2">
            <text:p>173</text:p>
          </table:table-cell>
          <table:covered-table-cell table:number-columns-repeated="4" table:style-name="ce10"/>
          <table:table-cell table:number-columns-repeated="3"/>
          <table:table-cell table:style-name="ce49" table:formula="of:=[.P153]-[.P15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3]-[.Z150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18:30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0" calcext:value-type="float" table:number-columns-spanned="5" table:number-rows-spanned="2">
            <text:p>19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177" calcext:value-type="float" table:number-columns-spanned="5" table:number-rows-spanned="2">
            <text:p>177</text:p>
          </table:table-cell>
          <table:covered-table-cell table:number-columns-repeated="4" table:style-name="ce10"/>
          <table:table-cell table:number-columns-repeated="3"/>
          <table:table-cell table:style-name="ce49" table:formula="of:=[.P156]-[.P15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6]-[.Z153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56]" office:value-type="float" office:value="190" calcext:value-type="float" table:number-columns-spanned="5" table:number-rows-spanned="2">
            <text:p>19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56]" office:value-type="float" office:value="177" calcext:value-type="float" table:number-columns-spanned="5" table:number-rows-spanned="2">
            <text:p>177</text:p>
          </table:table-cell>
          <table:covered-table-cell table:number-columns-repeated="4" table:style-name="ce10"/>
          <table:table-cell table:number-columns-repeated="3"/>
          <table:table-cell table:style-name="ce49" table:formula="of:=[.P159]-[.P15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9]-[.Z15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59]" office:value-type="float" office:value="190" calcext:value-type="float" table:number-columns-spanned="5" table:number-rows-spanned="2">
            <text:p>19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59]" office:value-type="float" office:value="177" calcext:value-type="float" table:number-columns-spanned="5" table:number-rows-spanned="2">
            <text:p>177</text:p>
          </table:table-cell>
          <table:covered-table-cell table:number-columns-repeated="4" table:style-name="ce10"/>
          <table:table-cell table:number-columns-repeated="3"/>
          <table:table-cell table:style-name="ce49" table:formula="of:=[.P162]-[.P15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6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62]-[.Z15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62]" office:value-type="float" office:value="190" calcext:value-type="float" table:number-columns-spanned="5" table:number-rows-spanned="2">
            <text:p>19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62]" office:value-type="float" office:value="177" calcext:value-type="float" table:number-columns-spanned="5" table:number-rows-spanned="2">
            <text:p>177</text:p>
          </table:table-cell>
          <table:covered-table-cell table:number-columns-repeated="4" table:style-name="ce10"/>
          <table:table-cell table:number-columns-repeated="3"/>
          <table:table-cell table:style-name="ce49" table:formula="of:=[.P165]-[.P16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6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65]-[.Z16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65]" office:value-type="float" office:value="190" calcext:value-type="float" table:number-columns-spanned="5" table:number-rows-spanned="2">
            <text:p>19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65]" office:value-type="float" office:value="177" calcext:value-type="float" table:number-columns-spanned="5" table:number-rows-spanned="2">
            <text:p>177</text:p>
          </table:table-cell>
          <table:covered-table-cell table:number-columns-repeated="4" table:style-name="ce10"/>
          <table:table-cell table:number-columns-repeated="3"/>
          <table:table-cell table:style-name="ce49" table:formula="of:=[.P168]-[.P16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6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68]-[.Z16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153]+1" office:value-type="float" office:value="10" calcext:value-type="float" table:number-columns-spanned="2" table:number-rows-spanned="2">
            <text:p>10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Miercoles</text:p>
          </table:table-cell>
          <table:covered-table-cell table:number-columns-repeated="3"/>
          <table:table-cell table:style-name="ce20" office:value-type="date" office:date-value="2022-05-25" calcext:value-type="date" table:number-columns-spanned="4" table:number-rows-spanned="2">
            <text:p>25/05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7:35</text:p>
          </table:table-cell>
          <table:covered-table-cell table:number-columns-repeated="2"/>
          <table:table-cell/>
          <table:table-cell table:style-name="ce32" office:value-type="float" office:value="190" calcext:value-type="float" table:number-columns-spanned="5" table:number-rows-spanned="2">
            <text:p>190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182" calcext:value-type="float" table:number-columns-spanned="5" table:number-rows-spanned="2">
            <text:p>182</text:p>
          </table:table-cell>
          <table:covered-table-cell table:number-columns-repeated="4"/>
          <table:table-cell table:number-columns-repeated="3"/>
          <table:table-cell table:style-name="ce49" table:formula="of:=[.P171]-[.P16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7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71]-[.Z168]" office:value-type="float" office:value="5" calcext:value-type="float" table:number-columns-spanned="4" table:number-rows-spanned="2">
            <text:p>5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18:05</text:p>
          </table:table-cell>
          <table:covered-table-cell table:number-columns-repeated="2"/>
          <table:table-cell/>
          <table:table-cell table:style-name="ce32" office:value-type="float" office:value="191" calcext:value-type="float" table:number-columns-spanned="5" table:number-rows-spanned="2">
            <text:p>191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185" calcext:value-type="float" table:number-columns-spanned="5" table:number-rows-spanned="2">
            <text:p>185</text:p>
          </table:table-cell>
          <table:covered-table-cell table:number-columns-repeated="4"/>
          <table:table-cell table:number-columns-repeated="3"/>
          <table:table-cell table:style-name="ce49" table:formula="of:=[.P174]-[.P171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17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74]-[.Z171]" office:value-type="float" office:value="3" calcext:value-type="float" table:number-columns-spanned="4" table:number-rows-spanned="2">
            <text:p>3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23:02</text:p>
          </table:table-cell>
          <table:covered-table-cell table:number-columns-repeated="2"/>
          <table:table-cell/>
          <table:table-cell table:style-name="ce32" office:value-type="float" office:value="191" calcext:value-type="float" table:number-columns-spanned="5" table:number-rows-spanned="2">
            <text:p>191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186" calcext:value-type="float" table:number-columns-spanned="5" table:number-rows-spanned="2">
            <text:p>186</text:p>
          </table:table-cell>
          <table:covered-table-cell table:number-columns-repeated="4"/>
          <table:table-cell table:number-columns-repeated="3"/>
          <table:table-cell table:style-name="ce49" table:formula="of:=[.P177]-[.P17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7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77]-[.Z174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77]" office:value-type="float" office:value="191" calcext:value-type="float" table:number-columns-spanned="5" table:number-rows-spanned="2">
            <text:p>191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177]" office:value-type="float" office:value="186" calcext:value-type="float" table:number-columns-spanned="5" table:number-rows-spanned="2">
            <text:p>186</text:p>
          </table:table-cell>
          <table:covered-table-cell table:number-columns-repeated="4"/>
          <table:table-cell table:number-columns-repeated="3"/>
          <table:table-cell table:style-name="ce49" table:formula="of:=[.P180]-[.P17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0]-[.Z17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80]" office:value-type="float" office:value="191" calcext:value-type="float" table:number-columns-spanned="5" table:number-rows-spanned="2">
            <text:p>191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180]" office:value-type="float" office:value="186" calcext:value-type="float" table:number-columns-spanned="5" table:number-rows-spanned="2">
            <text:p>186</text:p>
          </table:table-cell>
          <table:covered-table-cell table:number-columns-repeated="4"/>
          <table:table-cell table:number-columns-repeated="3"/>
          <table:table-cell table:style-name="ce49" table:formula="of:=[.P183]-[.P18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3]-[.Z18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83]" office:value-type="float" office:value="191" calcext:value-type="float" table:number-columns-spanned="5" table:number-rows-spanned="2">
            <text:p>191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183]" office:value-type="float" office:value="186" calcext:value-type="float" table:number-columns-spanned="5" table:number-rows-spanned="2">
            <text:p>186</text:p>
          </table:table-cell>
          <table:covered-table-cell table:number-columns-repeated="4"/>
          <table:table-cell table:number-columns-repeated="3"/>
          <table:table-cell table:style-name="ce49" table:formula="of:=[.P186]-[.P18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6]-[.Z18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171]+1" office:value-type="float" office:value="11" calcext:value-type="float" table:number-columns-spanned="2" table:number-rows-spanned="2">
            <text:p>11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Jueves</text:p>
          </table:table-cell>
          <table:covered-table-cell table:number-columns-repeated="3" table:style-name="ce10"/>
          <table:table-cell table:style-name="ce21" office:value-type="date" office:date-value="2022-05-26" calcext:value-type="date" table:number-columns-spanned="4" table:number-rows-spanned="2">
            <text:p>26/05/22</text:p>
          </table:table-cell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7:53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1" calcext:value-type="float" table:number-columns-spanned="5" table:number-rows-spanned="2">
            <text:p>191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190" calcext:value-type="float" table:number-columns-spanned="5" table:number-rows-spanned="2">
            <text:p>190</text:p>
          </table:table-cell>
          <table:covered-table-cell table:number-columns-repeated="4" table:style-name="ce10"/>
          <table:table-cell table:number-columns-repeated="3"/>
          <table:table-cell table:style-name="ce49" table:formula="of:=[.P189]-[.P18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9]-[.Z186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20:14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1" calcext:value-type="float" table:number-columns-spanned="5" table:number-rows-spanned="2">
            <text:p>191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193" calcext:value-type="float" table:number-columns-spanned="5" table:number-rows-spanned="2">
            <text:p>193</text:p>
          </table:table-cell>
          <table:covered-table-cell table:number-columns-repeated="4" table:style-name="ce10"/>
          <table:table-cell table:number-columns-repeated="3"/>
          <table:table-cell table:style-name="ce49" table:formula="of:=[.P192]-[.P18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9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92]-[.Z189]" office:value-type="float" office:value="3" calcext:value-type="float" table:number-columns-spanned="4" table:number-rows-spanned="2">
            <text:p>3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92]" office:value-type="float" office:value="191" calcext:value-type="float" table:number-columns-spanned="5" table:number-rows-spanned="2">
            <text:p>191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92]" office:value-type="float" office:value="193" calcext:value-type="float" table:number-columns-spanned="5" table:number-rows-spanned="2">
            <text:p>193</text:p>
          </table:table-cell>
          <table:covered-table-cell table:number-columns-repeated="4" table:style-name="ce10"/>
          <table:table-cell table:number-columns-repeated="3"/>
          <table:table-cell table:style-name="ce49" table:formula="of:=[.P195]-[.P19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9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95]-[.Z19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95]" office:value-type="float" office:value="191" calcext:value-type="float" table:number-columns-spanned="5" table:number-rows-spanned="2">
            <text:p>191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95]" office:value-type="float" office:value="193" calcext:value-type="float" table:number-columns-spanned="5" table:number-rows-spanned="2">
            <text:p>193</text:p>
          </table:table-cell>
          <table:covered-table-cell table:number-columns-repeated="4" table:style-name="ce10"/>
          <table:table-cell table:number-columns-repeated="3"/>
          <table:table-cell table:style-name="ce49" table:formula="of:=[.P198]-[.P19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9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98]-[.Z19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98]" office:value-type="float" office:value="191" calcext:value-type="float" table:number-columns-spanned="5" table:number-rows-spanned="2">
            <text:p>191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98]" office:value-type="float" office:value="193" calcext:value-type="float" table:number-columns-spanned="5" table:number-rows-spanned="2">
            <text:p>193</text:p>
          </table:table-cell>
          <table:covered-table-cell table:number-columns-repeated="4" table:style-name="ce10"/>
          <table:table-cell table:number-columns-repeated="3"/>
          <table:table-cell table:style-name="ce49" table:formula="of:=[.P201]-[.P19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0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01]-[.Z19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01]" office:value-type="float" office:value="191" calcext:value-type="float" table:number-columns-spanned="5" table:number-rows-spanned="2">
            <text:p>191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01]" office:value-type="float" office:value="193" calcext:value-type="float" table:number-columns-spanned="5" table:number-rows-spanned="2">
            <text:p>193</text:p>
          </table:table-cell>
          <table:covered-table-cell table:number-columns-repeated="4" table:style-name="ce10"/>
          <table:table-cell table:number-columns-repeated="3"/>
          <table:table-cell table:style-name="ce49" table:formula="of:=[.P204]-[.P20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0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04]-[.Z20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189]+1" office:value-type="float" office:value="12" calcext:value-type="float" table:number-columns-spanned="2" table:number-rows-spanned="2">
            <text:p>12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Viernes</text:p>
          </table:table-cell>
          <table:covered-table-cell table:number-columns-repeated="3"/>
          <table:table-cell table:style-name="ce20" office:value-type="date" office:date-value="2022-05-27" calcext:value-type="date" table:number-columns-spanned="4" table:number-rows-spanned="2">
            <text:p>27/05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8:15</text:p>
          </table:table-cell>
          <table:covered-table-cell table:number-columns-repeated="2"/>
          <table:table-cell/>
          <table:table-cell table:style-name="ce32" office:value-type="float" office:value="191" calcext:value-type="float" table:number-columns-spanned="5" table:number-rows-spanned="2">
            <text:p>191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198" calcext:value-type="float" table:number-columns-spanned="5" table:number-rows-spanned="2">
            <text:p>198</text:p>
          </table:table-cell>
          <table:covered-table-cell table:number-columns-repeated="4"/>
          <table:table-cell table:number-columns-repeated="3"/>
          <table:table-cell table:style-name="ce49" table:formula="of:=[.P207]-[.P20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0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07]-[.Z204]" office:value-type="float" office:value="5" calcext:value-type="float" table:number-columns-spanned="4" table:number-rows-spanned="2">
            <text:p>5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20:47</text:p>
          </table:table-cell>
          <table:covered-table-cell table:number-columns-repeated="2"/>
          <table:table-cell/>
          <table:table-cell table:style-name="ce32" office:value-type="float" office:value="191" calcext:value-type="float" table:number-columns-spanned="5" table:number-rows-spanned="2">
            <text:p>191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202" calcext:value-type="float" table:number-columns-spanned="5" table:number-rows-spanned="2">
            <text:p>202</text:p>
          </table:table-cell>
          <table:covered-table-cell table:number-columns-repeated="4"/>
          <table:table-cell table:number-columns-repeated="3"/>
          <table:table-cell table:style-name="ce49" table:formula="of:=[.P210]-[.P20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0]-[.Z207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10]" office:value-type="float" office:value="191" calcext:value-type="float" table:number-columns-spanned="5" table:number-rows-spanned="2">
            <text:p>191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210]" office:value-type="float" office:value="202" calcext:value-type="float" table:number-columns-spanned="5" table:number-rows-spanned="2">
            <text:p>202</text:p>
          </table:table-cell>
          <table:covered-table-cell table:number-columns-repeated="4"/>
          <table:table-cell table:number-columns-repeated="3"/>
          <table:table-cell table:style-name="ce49" table:formula="of:=[.P213]-[.P21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3]-[.Z21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13]" office:value-type="float" office:value="191" calcext:value-type="float" table:number-columns-spanned="5" table:number-rows-spanned="2">
            <text:p>191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213]" office:value-type="float" office:value="202" calcext:value-type="float" table:number-columns-spanned="5" table:number-rows-spanned="2">
            <text:p>202</text:p>
          </table:table-cell>
          <table:covered-table-cell table:number-columns-repeated="4"/>
          <table:table-cell table:number-columns-repeated="3"/>
          <table:table-cell table:style-name="ce49" table:formula="of:=[.P216]-[.P21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6]-[.Z21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16]" office:value-type="float" office:value="191" calcext:value-type="float" table:number-columns-spanned="5" table:number-rows-spanned="2">
            <text:p>191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216]" office:value-type="float" office:value="202" calcext:value-type="float" table:number-columns-spanned="5" table:number-rows-spanned="2">
            <text:p>202</text:p>
          </table:table-cell>
          <table:covered-table-cell table:number-columns-repeated="4"/>
          <table:table-cell table:number-columns-repeated="3"/>
          <table:table-cell table:style-name="ce49" table:formula="of:=[.P219]-[.P21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9]-[.Z21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19]" office:value-type="float" office:value="191" calcext:value-type="float" table:number-columns-spanned="5" table:number-rows-spanned="2">
            <text:p>191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219]" office:value-type="float" office:value="202" calcext:value-type="float" table:number-columns-spanned="5" table:number-rows-spanned="2">
            <text:p>202</text:p>
          </table:table-cell>
          <table:covered-table-cell table:number-columns-repeated="4"/>
          <table:table-cell table:number-columns-repeated="3"/>
          <table:table-cell table:style-name="ce49" table:formula="of:=[.P222]-[.P21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2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22]-[.Z21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07]+1" office:value-type="float" office:value="13" calcext:value-type="float" table:number-columns-spanned="2" table:number-rows-spanned="2">
            <text:p>13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Sabado</text:p>
          </table:table-cell>
          <table:covered-table-cell table:number-columns-repeated="3" table:style-name="ce10"/>
          <table:table-cell table:style-name="ce21" office:value-type="date" office:date-value="2022-05-28" calcext:value-type="date" table:number-columns-spanned="4" table:number-rows-spanned="2">
            <text:p>28/05/22</text:p>
          </table:table-cell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3:49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1" calcext:value-type="float" table:number-columns-spanned="5" table:number-rows-spanned="2">
            <text:p>191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206" calcext:value-type="float" table:number-columns-spanned="5" table:number-rows-spanned="2">
            <text:p>206</text:p>
          </table:table-cell>
          <table:covered-table-cell table:number-columns-repeated="4" table:style-name="ce10"/>
          <table:table-cell table:number-columns-repeated="3"/>
          <table:table-cell table:style-name="ce49" table:formula="of:=[.P225]-[.P22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2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25]-[.Z222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25]" office:value-type="float" office:value="191" calcext:value-type="float" table:number-columns-spanned="5" table:number-rows-spanned="2">
            <text:p>191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25]" office:value-type="float" office:value="206" calcext:value-type="float" table:number-columns-spanned="5" table:number-rows-spanned="2">
            <text:p>206</text:p>
          </table:table-cell>
          <table:covered-table-cell table:number-columns-repeated="4" table:style-name="ce10"/>
          <table:table-cell table:number-columns-repeated="3"/>
          <table:table-cell table:style-name="ce49" table:formula="of:=[.P228]-[.P22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2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28]-[.Z22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28]" office:value-type="float" office:value="191" calcext:value-type="float" table:number-columns-spanned="5" table:number-rows-spanned="2">
            <text:p>191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28]" office:value-type="float" office:value="206" calcext:value-type="float" table:number-columns-spanned="5" table:number-rows-spanned="2">
            <text:p>206</text:p>
          </table:table-cell>
          <table:covered-table-cell table:number-columns-repeated="4" table:style-name="ce10"/>
          <table:table-cell table:number-columns-repeated="3"/>
          <table:table-cell table:style-name="ce49" table:formula="of:=[.P231]-[.P22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3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31]-[.Z22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31]" office:value-type="float" office:value="191" calcext:value-type="float" table:number-columns-spanned="5" table:number-rows-spanned="2">
            <text:p>191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31]" office:value-type="float" office:value="206" calcext:value-type="float" table:number-columns-spanned="5" table:number-rows-spanned="2">
            <text:p>206</text:p>
          </table:table-cell>
          <table:covered-table-cell table:number-columns-repeated="4" table:style-name="ce10"/>
          <table:table-cell table:number-columns-repeated="3"/>
          <table:table-cell table:style-name="ce49" table:formula="of:=[.P234]-[.P23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3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34]-[.Z23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34]" office:value-type="float" office:value="191" calcext:value-type="float" table:number-columns-spanned="5" table:number-rows-spanned="2">
            <text:p>191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34]" office:value-type="float" office:value="206" calcext:value-type="float" table:number-columns-spanned="5" table:number-rows-spanned="2">
            <text:p>206</text:p>
          </table:table-cell>
          <table:covered-table-cell table:number-columns-repeated="4" table:style-name="ce10"/>
          <table:table-cell table:number-columns-repeated="3"/>
          <table:table-cell table:style-name="ce49" table:formula="of:=[.P237]-[.P23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3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37]-[.Z23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37]" office:value-type="float" office:value="191" calcext:value-type="float" table:number-columns-spanned="5" table:number-rows-spanned="2">
            <text:p>191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37]" office:value-type="float" office:value="206" calcext:value-type="float" table:number-columns-spanned="5" table:number-rows-spanned="2">
            <text:p>206</text:p>
          </table:table-cell>
          <table:covered-table-cell table:number-columns-repeated="4" table:style-name="ce10"/>
          <table:table-cell table:number-columns-repeated="3"/>
          <table:table-cell table:style-name="ce49" table:formula="of:=[.P240]-[.P23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4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0]-[.Z23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25]+1" office:value-type="float" office:value="14" calcext:value-type="float" table:number-columns-spanned="2" table:number-rows-spanned="2">
            <text:p>14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Domingo</text:p>
          </table:table-cell>
          <table:covered-table-cell table:number-columns-repeated="3"/>
          <table:table-cell table:style-name="ce20" office:value-type="date" office:date-value="2022-05-29" calcext:value-type="date" table:number-columns-spanned="4" table:number-rows-spanned="2">
            <text:p>29/05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18:15</text:p>
          </table:table-cell>
          <table:covered-table-cell table:number-columns-repeated="2"/>
          <table:table-cell/>
          <table:table-cell table:style-name="ce32" office:value-type="float" office:value="192" calcext:value-type="float" table:number-columns-spanned="5" table:number-rows-spanned="2">
            <text:p>192</text:p>
          </table:table-cell>
          <table:covered-table-cell table:number-columns-repeated="4"/>
          <table:table-cell/>
          <table:table-cell table:style-name="ce40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32" office:value-type="float" office:value="217" calcext:value-type="float" table:number-columns-spanned="5" table:number-rows-spanned="2">
            <text:p>217</text:p>
          </table:table-cell>
          <table:covered-table-cell table:number-columns-repeated="4"/>
          <table:table-cell table:number-columns-repeated="3"/>
          <table:table-cell table:style-name="ce49" table:formula="of:=[.P243]-[.P240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243]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52" table:formula="of:=[.Z243]-[.Z240]" office:value-type="float" office:value="11" calcext:value-type="float" table:number-columns-spanned="4" table:number-rows-spanned="2">
            <text:p>11</text:p>
          </table:table-cell>
          <table:covered-table-cell table:number-columns-repeated="3"/>
          <table:table-cell table:number-columns-repeated="5"/>
          <table:table-cell table:style-name="ce31" office:value-type="string" calcext:value-type="string" table:number-columns-spanned="23" table:number-rows-spanned="2">
            <text:p>El sabado use la aspiradora de mañana</text:p>
          </table:table-cell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43]" office:value-type="float" office:value="192" calcext:value-type="float" table:number-columns-spanned="5" table:number-rows-spanned="2">
            <text:p>192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243]" office:value-type="float" office:value="217" calcext:value-type="float" table:number-columns-spanned="5" table:number-rows-spanned="2">
            <text:p>217</text:p>
          </table:table-cell>
          <table:covered-table-cell table:number-columns-repeated="4"/>
          <table:table-cell table:number-columns-repeated="3"/>
          <table:table-cell table:style-name="ce49" table:formula="of:=[.P246]-[.P24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4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6]-[.Z24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46]" office:value-type="float" office:value="192" calcext:value-type="float" table:number-columns-spanned="5" table:number-rows-spanned="2">
            <text:p>192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246]" office:value-type="float" office:value="217" calcext:value-type="float" table:number-columns-spanned="5" table:number-rows-spanned="2">
            <text:p>217</text:p>
          </table:table-cell>
          <table:covered-table-cell table:number-columns-repeated="4"/>
          <table:table-cell table:number-columns-repeated="3"/>
          <table:table-cell table:style-name="ce49" table:formula="of:=[.P249]-[.P24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4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9]-[.Z24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49]" office:value-type="float" office:value="192" calcext:value-type="float" table:number-columns-spanned="5" table:number-rows-spanned="2">
            <text:p>192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249]" office:value-type="float" office:value="217" calcext:value-type="float" table:number-columns-spanned="5" table:number-rows-spanned="2">
            <text:p>217</text:p>
          </table:table-cell>
          <table:covered-table-cell table:number-columns-repeated="4"/>
          <table:table-cell table:number-columns-repeated="3"/>
          <table:table-cell table:style-name="ce49" table:formula="of:=[.P252]-[.P24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5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52]-[.Z24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52]" office:value-type="float" office:value="192" calcext:value-type="float" table:number-columns-spanned="5" table:number-rows-spanned="2">
            <text:p>192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252]" office:value-type="float" office:value="217" calcext:value-type="float" table:number-columns-spanned="5" table:number-rows-spanned="2">
            <text:p>217</text:p>
          </table:table-cell>
          <table:covered-table-cell table:number-columns-repeated="4"/>
          <table:table-cell table:number-columns-repeated="3"/>
          <table:table-cell table:style-name="ce49" table:formula="of:=[.P255]-[.P25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5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55]-[.Z25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55]" office:value-type="float" office:value="192" calcext:value-type="float" table:number-columns-spanned="5" table:number-rows-spanned="2">
            <text:p>192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255]" office:value-type="float" office:value="217" calcext:value-type="float" table:number-columns-spanned="5" table:number-rows-spanned="2">
            <text:p>217</text:p>
          </table:table-cell>
          <table:covered-table-cell table:number-columns-repeated="4"/>
          <table:table-cell table:number-columns-repeated="3"/>
          <table:table-cell table:style-name="ce49" table:formula="of:=[.P258]-[.P25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5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58]-[.Z25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43]+1" office:value-type="float" office:value="15" calcext:value-type="float" table:number-columns-spanned="2" table:number-rows-spanned="2">
            <text:p>15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Lunes</text:p>
          </table:table-cell>
          <table:covered-table-cell table:number-columns-repeated="3" table:style-name="ce10"/>
          <table:table-cell table:style-name="ce21" office:value-type="date" office:date-value="2022-05-30" calcext:value-type="date" table:number-columns-spanned="4" table:number-rows-spanned="2">
            <text:p>30/05/22</text:p>
          </table:table-cell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6:30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2" calcext:value-type="float" table:number-columns-spanned="5" table:number-rows-spanned="2">
            <text:p>192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220" calcext:value-type="float" table:number-columns-spanned="5" table:number-rows-spanned="2">
            <text:p>220</text:p>
          </table:table-cell>
          <table:covered-table-cell table:number-columns-repeated="4" table:style-name="ce10"/>
          <table:table-cell table:number-columns-repeated="3"/>
          <table:table-cell table:style-name="ce49" table:formula="of:=[.P261]-[.P25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6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61]-[.Z258]" office:value-type="float" office:value="3" calcext:value-type="float" table:number-columns-spanned="4" table:number-rows-spanned="2">
            <text:p>3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21:06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2" calcext:value-type="float" table:number-columns-spanned="5" table:number-rows-spanned="2">
            <text:p>192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224" calcext:value-type="float" table:number-columns-spanned="5" table:number-rows-spanned="2">
            <text:p>224</text:p>
          </table:table-cell>
          <table:covered-table-cell table:number-columns-repeated="4" table:style-name="ce10"/>
          <table:table-cell table:number-columns-repeated="3"/>
          <table:table-cell table:style-name="ce49" table:formula="of:=[.P264]-[.P26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6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64]-[.Z261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64]" office:value-type="float" office:value="192" calcext:value-type="float" table:number-columns-spanned="5" table:number-rows-spanned="2">
            <text:p>192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64]" office:value-type="float" office:value="224" calcext:value-type="float" table:number-columns-spanned="5" table:number-rows-spanned="2">
            <text:p>224</text:p>
          </table:table-cell>
          <table:covered-table-cell table:number-columns-repeated="4" table:style-name="ce10"/>
          <table:table-cell table:number-columns-repeated="3"/>
          <table:table-cell table:style-name="ce49" table:formula="of:=[.P267]-[.P26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6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67]-[.Z26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67]" office:value-type="float" office:value="192" calcext:value-type="float" table:number-columns-spanned="5" table:number-rows-spanned="2">
            <text:p>192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67]" office:value-type="float" office:value="224" calcext:value-type="float" table:number-columns-spanned="5" table:number-rows-spanned="2">
            <text:p>224</text:p>
          </table:table-cell>
          <table:covered-table-cell table:number-columns-repeated="4" table:style-name="ce10"/>
          <table:table-cell table:number-columns-repeated="3"/>
          <table:table-cell table:style-name="ce49" table:formula="of:=[.P270]-[.P26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0]-[.Z26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70]" office:value-type="float" office:value="192" calcext:value-type="float" table:number-columns-spanned="5" table:number-rows-spanned="2">
            <text:p>192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70]" office:value-type="float" office:value="224" calcext:value-type="float" table:number-columns-spanned="5" table:number-rows-spanned="2">
            <text:p>224</text:p>
          </table:table-cell>
          <table:covered-table-cell table:number-columns-repeated="4" table:style-name="ce10"/>
          <table:table-cell table:number-columns-repeated="3"/>
          <table:table-cell table:style-name="ce49" table:formula="of:=[.P273]-[.P27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3]-[.Z27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73]" office:value-type="float" office:value="192" calcext:value-type="float" table:number-columns-spanned="5" table:number-rows-spanned="2">
            <text:p>192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73]" office:value-type="float" office:value="224" calcext:value-type="float" table:number-columns-spanned="5" table:number-rows-spanned="2">
            <text:p>224</text:p>
          </table:table-cell>
          <table:covered-table-cell table:number-columns-repeated="4" table:style-name="ce10"/>
          <table:table-cell table:number-columns-repeated="3"/>
          <table:table-cell table:style-name="ce49" table:formula="of:=[.P276]-[.P27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6]-[.Z27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61]+1" office:value-type="float" office:value="16" calcext:value-type="float" table:number-columns-spanned="2" table:number-rows-spanned="2">
            <text:p>16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Martes</text:p>
          </table:table-cell>
          <table:covered-table-cell table:number-columns-repeated="3"/>
          <table:table-cell table:style-name="ce20" office:value-type="date" office:date-value="2022-05-31" calcext:value-type="date" table:number-columns-spanned="4" table:number-rows-spanned="2">
            <text:p>31/05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7:13</text:p>
          </table:table-cell>
          <table:covered-table-cell table:number-columns-repeated="2"/>
          <table:table-cell/>
          <table:table-cell table:style-name="ce32" office:value-type="float" office:value="192" calcext:value-type="float" table:number-columns-spanned="5" table:number-rows-spanned="2">
            <text:p>192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230" calcext:value-type="float" table:number-columns-spanned="5" table:number-rows-spanned="2">
            <text:p>230</text:p>
          </table:table-cell>
          <table:covered-table-cell table:number-columns-repeated="4"/>
          <table:table-cell table:number-columns-repeated="3"/>
          <table:table-cell table:style-name="ce49" table:formula="of:=[.P279]-[.P27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9]-[.Z276]" office:value-type="float" office:value="6" calcext:value-type="float" table:number-columns-spanned="4" table:number-rows-spanned="2">
            <text:p>6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14:04</text:p>
          </table:table-cell>
          <table:covered-table-cell table:number-columns-repeated="2"/>
          <table:table-cell/>
          <table:table-cell table:style-name="ce32" office:value-type="float" office:value="192" calcext:value-type="float" table:number-columns-spanned="5" table:number-rows-spanned="2">
            <text:p>192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233" calcext:value-type="float" table:number-columns-spanned="5" table:number-rows-spanned="2">
            <text:p>233</text:p>
          </table:table-cell>
          <table:covered-table-cell table:number-columns-repeated="4"/>
          <table:table-cell table:number-columns-repeated="3"/>
          <table:table-cell table:style-name="ce49" table:formula="of:=[.P282]-[.P27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8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82]-[.Z279]" office:value-type="float" office:value="3" calcext:value-type="float" table:number-columns-spanned="4" table:number-rows-spanned="2">
            <text:p>3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21:37</text:p>
          </table:table-cell>
          <table:covered-table-cell table:number-columns-repeated="2"/>
          <table:table-cell/>
          <table:table-cell table:style-name="ce32" office:value-type="float" office:value="193" calcext:value-type="float" table:number-columns-spanned="5" table:number-rows-spanned="2">
            <text:p>193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234" calcext:value-type="float" table:number-columns-spanned="5" table:number-rows-spanned="2">
            <text:p>234</text:p>
          </table:table-cell>
          <table:covered-table-cell table:number-columns-repeated="4"/>
          <table:table-cell table:number-columns-repeated="3"/>
          <table:table-cell table:style-name="ce49" table:formula="of:=[.P285]-[.P282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28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85]-[.Z282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85]" office:value-type="float" office:value="193" calcext:value-type="float" table:number-columns-spanned="5" table:number-rows-spanned="2">
            <text:p>193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285]" office:value-type="float" office:value="234" calcext:value-type="float" table:number-columns-spanned="5" table:number-rows-spanned="2">
            <text:p>234</text:p>
          </table:table-cell>
          <table:covered-table-cell table:number-columns-repeated="4"/>
          <table:table-cell table:number-columns-repeated="3"/>
          <table:table-cell table:style-name="ce49" table:formula="of:=[.P288]-[.P28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8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88]-[.Z28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88]" office:value-type="float" office:value="193" calcext:value-type="float" table:number-columns-spanned="5" table:number-rows-spanned="2">
            <text:p>193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288]" office:value-type="float" office:value="234" calcext:value-type="float" table:number-columns-spanned="5" table:number-rows-spanned="2">
            <text:p>234</text:p>
          </table:table-cell>
          <table:covered-table-cell table:number-columns-repeated="4"/>
          <table:table-cell table:number-columns-repeated="3"/>
          <table:table-cell table:style-name="ce49" table:formula="of:=[.P291]-[.P28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9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91]-[.Z28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91]" office:value-type="float" office:value="193" calcext:value-type="float" table:number-columns-spanned="5" table:number-rows-spanned="2">
            <text:p>193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291]" office:value-type="float" office:value="234" calcext:value-type="float" table:number-columns-spanned="5" table:number-rows-spanned="2">
            <text:p>234</text:p>
          </table:table-cell>
          <table:covered-table-cell table:number-columns-repeated="4"/>
          <table:table-cell table:number-columns-repeated="3"/>
          <table:table-cell table:style-name="ce49" table:formula="of:=[.P294]-[.P29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9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94]-[.Z29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79]+1" office:value-type="float" office:value="17" calcext:value-type="float" table:number-columns-spanned="2" table:number-rows-spanned="2">
            <text:p>17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Miercoles</text:p>
          </table:table-cell>
          <table:covered-table-cell table:number-columns-repeated="3" table:style-name="ce10"/>
          <table:table-cell table:style-name="ce21" office:value-type="date" office:date-value="2022-06-01" calcext:value-type="date" table:number-columns-spanned="4" table:number-rows-spanned="2">
            <text:p>01/06/22</text:p>
          </table:table-cell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6:34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3" calcext:value-type="float" table:number-columns-spanned="5" table:number-rows-spanned="2">
            <text:p>19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240" calcext:value-type="float" table:number-columns-spanned="5" table:number-rows-spanned="2">
            <text:p>240</text:p>
          </table:table-cell>
          <table:covered-table-cell table:number-columns-repeated="4" table:style-name="ce10"/>
          <table:table-cell table:number-columns-repeated="3"/>
          <table:table-cell table:style-name="ce49" table:formula="of:=[.P297]-[.P29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9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97]-[.Z294]" office:value-type="float" office:value="6" calcext:value-type="float" table:number-columns-spanned="4" table:number-rows-spanned="2">
            <text:p>6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17:48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3" calcext:value-type="float" table:number-columns-spanned="5" table:number-rows-spanned="2">
            <text:p>19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245" calcext:value-type="float" table:number-columns-spanned="5" table:number-rows-spanned="2">
            <text:p>245</text:p>
          </table:table-cell>
          <table:covered-table-cell table:number-columns-repeated="4" table:style-name="ce10"/>
          <table:table-cell table:number-columns-repeated="3"/>
          <table:table-cell table:style-name="ce49" table:formula="of:=[.P300]-[.P29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0]-[.Z297]" office:value-type="float" office:value="5" calcext:value-type="float" table:number-columns-spanned="4" table:number-rows-spanned="2">
            <text:p>5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00]" office:value-type="float" office:value="193" calcext:value-type="float" table:number-columns-spanned="5" table:number-rows-spanned="2">
            <text:p>19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00]" office:value-type="float" office:value="245" calcext:value-type="float" table:number-columns-spanned="5" table:number-rows-spanned="2">
            <text:p>245</text:p>
          </table:table-cell>
          <table:covered-table-cell table:number-columns-repeated="4" table:style-name="ce10"/>
          <table:table-cell table:number-columns-repeated="3"/>
          <table:table-cell table:style-name="ce49" table:formula="of:=[.P303]-[.P30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3]-[.Z30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03]" office:value-type="float" office:value="193" calcext:value-type="float" table:number-columns-spanned="5" table:number-rows-spanned="2">
            <text:p>19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03]" office:value-type="float" office:value="245" calcext:value-type="float" table:number-columns-spanned="5" table:number-rows-spanned="2">
            <text:p>245</text:p>
          </table:table-cell>
          <table:covered-table-cell table:number-columns-repeated="4" table:style-name="ce10"/>
          <table:table-cell table:number-columns-repeated="3"/>
          <table:table-cell table:style-name="ce49" table:formula="of:=[.P306]-[.P30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6]-[.Z30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06]" office:value-type="float" office:value="193" calcext:value-type="float" table:number-columns-spanned="5" table:number-rows-spanned="2">
            <text:p>19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06]" office:value-type="float" office:value="245" calcext:value-type="float" table:number-columns-spanned="5" table:number-rows-spanned="2">
            <text:p>245</text:p>
          </table:table-cell>
          <table:covered-table-cell table:number-columns-repeated="4" table:style-name="ce10"/>
          <table:table-cell table:number-columns-repeated="3"/>
          <table:table-cell table:style-name="ce49" table:formula="of:=[.P309]-[.P30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9]-[.Z30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09]" office:value-type="float" office:value="193" calcext:value-type="float" table:number-columns-spanned="5" table:number-rows-spanned="2">
            <text:p>19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09]" office:value-type="float" office:value="245" calcext:value-type="float" table:number-columns-spanned="5" table:number-rows-spanned="2">
            <text:p>245</text:p>
          </table:table-cell>
          <table:covered-table-cell table:number-columns-repeated="4" table:style-name="ce10"/>
          <table:table-cell table:number-columns-repeated="3"/>
          <table:table-cell table:style-name="ce49" table:formula="of:=[.P312]-[.P30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1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12]-[.Z30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97]+1" office:value-type="float" office:value="18" calcext:value-type="float" table:number-columns-spanned="2" table:number-rows-spanned="2">
            <text:p>18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Jueves</text:p>
          </table:table-cell>
          <table:covered-table-cell table:number-columns-repeated="3"/>
          <table:table-cell table:style-name="ce20" office:value-type="date" office:date-value="2022-06-02" calcext:value-type="date" table:number-columns-spanned="4" table:number-rows-spanned="2">
            <text:p>02/06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7:55</text:p>
          </table:table-cell>
          <table:covered-table-cell table:number-columns-repeated="2"/>
          <table:table-cell/>
          <table:table-cell table:style-name="ce32" office:value-type="float" office:value="193" calcext:value-type="float" table:number-columns-spanned="5" table:number-rows-spanned="2">
            <text:p>193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250" calcext:value-type="float" table:number-columns-spanned="5" table:number-rows-spanned="2">
            <text:p>250</text:p>
          </table:table-cell>
          <table:covered-table-cell table:number-columns-repeated="4"/>
          <table:table-cell table:number-columns-repeated="3"/>
          <table:table-cell table:style-name="ce49" table:formula="of:=[.P315]-[.P31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1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15]-[.Z312]" office:value-type="float" office:value="5" calcext:value-type="float" table:number-columns-spanned="4" table:number-rows-spanned="2">
            <text:p>5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25"/>
          <table:table-cell office:value-type="string" calcext:value-type="string">
            <text:p>,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23:47</text:p>
          </table:table-cell>
          <table:covered-table-cell table:number-columns-repeated="2"/>
          <table:table-cell/>
          <table:table-cell table:style-name="ce32" office:value-type="float" office:value="193" calcext:value-type="float" table:number-columns-spanned="5" table:number-rows-spanned="2">
            <text:p>193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255" calcext:value-type="float" table:number-columns-spanned="5" table:number-rows-spanned="2">
            <text:p>255</text:p>
          </table:table-cell>
          <table:covered-table-cell table:number-columns-repeated="4"/>
          <table:table-cell table:number-columns-repeated="3"/>
          <table:table-cell table:style-name="ce49" table:formula="of:=[.P318]-[.P31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1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18]-[.Z315]" office:value-type="float" office:value="5" calcext:value-type="float" table:number-columns-spanned="4" table:number-rows-spanned="2">
            <text:p>5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18]" office:value-type="float" office:value="193" calcext:value-type="float" table:number-columns-spanned="5" table:number-rows-spanned="2">
            <text:p>193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318]" office:value-type="float" office:value="255" calcext:value-type="float" table:number-columns-spanned="5" table:number-rows-spanned="2">
            <text:p>255</text:p>
          </table:table-cell>
          <table:covered-table-cell table:number-columns-repeated="4"/>
          <table:table-cell table:number-columns-repeated="3"/>
          <table:table-cell table:style-name="ce49" table:formula="of:=[.P321]-[.P31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2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21]-[.Z31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21]" office:value-type="float" office:value="193" calcext:value-type="float" table:number-columns-spanned="5" table:number-rows-spanned="2">
            <text:p>193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321]" office:value-type="float" office:value="255" calcext:value-type="float" table:number-columns-spanned="5" table:number-rows-spanned="2">
            <text:p>255</text:p>
          </table:table-cell>
          <table:covered-table-cell table:number-columns-repeated="4"/>
          <table:table-cell table:number-columns-repeated="3"/>
          <table:table-cell table:style-name="ce49" table:formula="of:=[.P324]-[.P32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2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24]-[.Z32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24]" office:value-type="float" office:value="193" calcext:value-type="float" table:number-columns-spanned="5" table:number-rows-spanned="2">
            <text:p>193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324]" office:value-type="float" office:value="255" calcext:value-type="float" table:number-columns-spanned="5" table:number-rows-spanned="2">
            <text:p>255</text:p>
          </table:table-cell>
          <table:covered-table-cell table:number-columns-repeated="4"/>
          <table:table-cell table:number-columns-repeated="3"/>
          <table:table-cell table:style-name="ce49" table:formula="of:=[.P327]-[.P32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2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27]-[.Z32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27]" office:value-type="float" office:value="193" calcext:value-type="float" table:number-columns-spanned="5" table:number-rows-spanned="2">
            <text:p>193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327]" office:value-type="float" office:value="255" calcext:value-type="float" table:number-columns-spanned="5" table:number-rows-spanned="2">
            <text:p>255</text:p>
          </table:table-cell>
          <table:covered-table-cell table:number-columns-repeated="4"/>
          <table:table-cell table:number-columns-repeated="3"/>
          <table:table-cell table:style-name="ce49" table:formula="of:=[.P330]-[.P32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0]-[.Z32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315]+1" office:value-type="float" office:value="19" calcext:value-type="float" table:number-columns-spanned="2" table:number-rows-spanned="2">
            <text:p>19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Viernes</text:p>
          </table:table-cell>
          <table:covered-table-cell table:number-columns-repeated="3" table:style-name="ce10"/>
          <table:table-cell table:style-name="ce21" office:value-type="date" office:date-value="2022-06-03" calcext:value-type="date" table:number-columns-spanned="4" table:number-rows-spanned="2">
            <text:p>03/06/22</text:p>
          </table:table-cell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8:12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3" calcext:value-type="float" table:number-columns-spanned="5" table:number-rows-spanned="2">
            <text:p>19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260" calcext:value-type="float" table:number-columns-spanned="5" table:number-rows-spanned="2">
            <text:p>260</text:p>
          </table:table-cell>
          <table:covered-table-cell table:number-columns-repeated="4" table:style-name="ce10"/>
          <table:table-cell table:number-columns-repeated="3"/>
          <table:table-cell table:style-name="ce49" table:formula="of:=[.P333]-[.P33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3]-[.Z330]" office:value-type="float" office:value="5" calcext:value-type="float" table:number-columns-spanned="4" table:number-rows-spanned="2">
            <text:p>5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16:30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3" calcext:value-type="float" table:number-columns-spanned="5" table:number-rows-spanned="2">
            <text:p>193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266" calcext:value-type="float" table:number-columns-spanned="5" table:number-rows-spanned="2">
            <text:p>266</text:p>
          </table:table-cell>
          <table:covered-table-cell table:number-columns-repeated="4" table:style-name="ce10"/>
          <table:table-cell table:number-columns-repeated="3"/>
          <table:table-cell table:style-name="ce49" table:formula="of:=[.P336]-[.P33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6]-[.Z333]" office:value-type="float" office:value="6" calcext:value-type="float" table:number-columns-spanned="4" table:number-rows-spanned="2">
            <text:p>6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21:44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4" calcext:value-type="float" table:number-columns-spanned="5" table:number-rows-spanned="2">
            <text:p>194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267" calcext:value-type="float" table:number-columns-spanned="5" table:number-rows-spanned="2">
            <text:p>267</text:p>
          </table:table-cell>
          <table:covered-table-cell table:number-columns-repeated="4" table:style-name="ce10"/>
          <table:table-cell table:number-columns-repeated="3"/>
          <table:table-cell table:style-name="ce49" table:formula="of:=[.P339]-[.P336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33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9]-[.Z336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39]" office:value-type="float" office:value="194" calcext:value-type="float" table:number-columns-spanned="5" table:number-rows-spanned="2">
            <text:p>194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39]" office:value-type="float" office:value="267" calcext:value-type="float" table:number-columns-spanned="5" table:number-rows-spanned="2">
            <text:p>267</text:p>
          </table:table-cell>
          <table:covered-table-cell table:number-columns-repeated="4" table:style-name="ce10"/>
          <table:table-cell table:number-columns-repeated="3"/>
          <table:table-cell table:style-name="ce49" table:formula="of:=[.P342]-[.P33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4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42]-[.Z33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42]" office:value-type="float" office:value="194" calcext:value-type="float" table:number-columns-spanned="5" table:number-rows-spanned="2">
            <text:p>194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42]" office:value-type="float" office:value="267" calcext:value-type="float" table:number-columns-spanned="5" table:number-rows-spanned="2">
            <text:p>267</text:p>
          </table:table-cell>
          <table:covered-table-cell table:number-columns-repeated="4" table:style-name="ce10"/>
          <table:table-cell table:number-columns-repeated="3"/>
          <table:table-cell table:style-name="ce49" table:formula="of:=[.P345]-[.P34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4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45]-[.Z34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45]" office:value-type="float" office:value="194" calcext:value-type="float" table:number-columns-spanned="5" table:number-rows-spanned="2">
            <text:p>194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45]" office:value-type="float" office:value="267" calcext:value-type="float" table:number-columns-spanned="5" table:number-rows-spanned="2">
            <text:p>267</text:p>
          </table:table-cell>
          <table:covered-table-cell table:number-columns-repeated="4" table:style-name="ce10"/>
          <table:table-cell table:number-columns-repeated="3"/>
          <table:table-cell table:style-name="ce49" table:formula="of:=[.P348]-[.P34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4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48]-[.Z34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333]+1" office:value-type="float" office:value="20" calcext:value-type="float" table:number-columns-spanned="2" table:number-rows-spanned="2">
            <text:p>20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Sabado</text:p>
          </table:table-cell>
          <table:covered-table-cell table:number-columns-repeated="3"/>
          <table:table-cell table:style-name="ce20" office:value-type="date" office:date-value="2022-06-04" calcext:value-type="date" table:number-columns-spanned="4" table:number-rows-spanned="2">
            <text:p>04/06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7:01</text:p>
          </table:table-cell>
          <table:covered-table-cell table:number-columns-repeated="2"/>
          <table:table-cell/>
          <table:table-cell table:style-name="ce32" office:value-type="float" office:value="194" calcext:value-type="float" table:number-columns-spanned="5" table:number-rows-spanned="2">
            <text:p>194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272" calcext:value-type="float" table:number-columns-spanned="5" table:number-rows-spanned="2">
            <text:p>272</text:p>
          </table:table-cell>
          <table:covered-table-cell table:number-columns-repeated="4"/>
          <table:table-cell table:number-columns-repeated="3"/>
          <table:table-cell table:style-name="ce49" table:formula="of:=[.P351]-[.P34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5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51]-[.Z348]" office:value-type="float" office:value="5" calcext:value-type="float" table:number-columns-spanned="4" table:number-rows-spanned="2">
            <text:p>5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23:36</text:p>
          </table:table-cell>
          <table:covered-table-cell table:number-columns-repeated="2"/>
          <table:table-cell/>
          <table:table-cell table:style-name="ce32" office:value-type="float" office:value="195" calcext:value-type="float" table:number-columns-spanned="5" table:number-rows-spanned="2">
            <text:p>195</text:p>
          </table:table-cell>
          <table:covered-table-cell table:number-columns-repeated="4"/>
          <table:table-cell/>
          <table:table-cell table:style-name="ce40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32" office:value-type="float" office:value="276" calcext:value-type="float" table:number-columns-spanned="5" table:number-rows-spanned="2">
            <text:p>276</text:p>
          </table:table-cell>
          <table:covered-table-cell table:number-columns-repeated="4"/>
          <table:table-cell table:number-columns-repeated="3"/>
          <table:table-cell table:style-name="ce49" table:formula="of:=[.P354]-[.P351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354]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52" table:formula="of:=[.Z354]-[.Z351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54]" office:value-type="float" office:value="195" calcext:value-type="float" table:number-columns-spanned="5" table:number-rows-spanned="2">
            <text:p>195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354]" office:value-type="float" office:value="276" calcext:value-type="float" table:number-columns-spanned="5" table:number-rows-spanned="2">
            <text:p>276</text:p>
          </table:table-cell>
          <table:covered-table-cell table:number-columns-repeated="4"/>
          <table:table-cell table:number-columns-repeated="3"/>
          <table:table-cell table:style-name="ce49" table:formula="of:=[.P357]-[.P35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5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57]-[.Z35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57]" office:value-type="float" office:value="195" calcext:value-type="float" table:number-columns-spanned="5" table:number-rows-spanned="2">
            <text:p>195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357]" office:value-type="float" office:value="276" calcext:value-type="float" table:number-columns-spanned="5" table:number-rows-spanned="2">
            <text:p>276</text:p>
          </table:table-cell>
          <table:covered-table-cell table:number-columns-repeated="4"/>
          <table:table-cell table:number-columns-repeated="3"/>
          <table:table-cell table:style-name="ce49" table:formula="of:=[.P360]-[.P35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0]-[.Z35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60]" office:value-type="float" office:value="195" calcext:value-type="float" table:number-columns-spanned="5" table:number-rows-spanned="2">
            <text:p>195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360]" office:value-type="float" office:value="276" calcext:value-type="float" table:number-columns-spanned="5" table:number-rows-spanned="2">
            <text:p>276</text:p>
          </table:table-cell>
          <table:covered-table-cell table:number-columns-repeated="4"/>
          <table:table-cell table:number-columns-repeated="3"/>
          <table:table-cell table:style-name="ce49" table:formula="of:=[.P363]-[.P36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3]-[.Z36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63]" office:value-type="float" office:value="195" calcext:value-type="float" table:number-columns-spanned="5" table:number-rows-spanned="2">
            <text:p>195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363]" office:value-type="float" office:value="276" calcext:value-type="float" table:number-columns-spanned="5" table:number-rows-spanned="2">
            <text:p>276</text:p>
          </table:table-cell>
          <table:covered-table-cell table:number-columns-repeated="4"/>
          <table:table-cell table:number-columns-repeated="3"/>
          <table:table-cell table:style-name="ce49" table:formula="of:=[.P366]-[.P36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6]-[.Z36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351]+1" office:value-type="float" office:value="21" calcext:value-type="float" table:number-columns-spanned="2" table:number-rows-spanned="2">
            <text:p>21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Domingo</text:p>
          </table:table-cell>
          <table:covered-table-cell table:number-columns-repeated="3" table:style-name="ce10"/>
          <table:table-cell table:style-name="ce21" office:value-type="date" office:date-value="2022-06-05" calcext:value-type="date" table:number-columns-spanned="4" table:number-rows-spanned="2">
            <text:p>05/06/22</text:p>
          </table:table-cell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14:00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5" calcext:value-type="float" table:number-columns-spanned="5" table:number-rows-spanned="2">
            <text:p>195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281" calcext:value-type="float" table:number-columns-spanned="5" table:number-rows-spanned="2">
            <text:p>281</text:p>
          </table:table-cell>
          <table:covered-table-cell table:number-columns-repeated="4" table:style-name="ce10"/>
          <table:table-cell table:number-columns-repeated="3"/>
          <table:table-cell table:style-name="ce49" table:formula="of:=[.P369]-[.P36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9]-[.Z366]" office:value-type="float" office:value="5" calcext:value-type="float" table:number-columns-spanned="4" table:number-rows-spanned="2">
            <text:p>5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21:58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6" calcext:value-type="float" table:number-columns-spanned="5" table:number-rows-spanned="2">
            <text:p>196</text:p>
          </table:table-cell>
          <table:covered-table-cell table:number-columns-repeated="4" table:style-name="ce10"/>
          <table:table-cell table:style-name="ce10"/>
          <table:table-cell table:style-name="ce40" office:value-type="float" office:value="1" calcext:value-type="float" table:number-columns-spanned="3" table:number-rows-spanned="2">
            <text:p>1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283" calcext:value-type="float" table:number-columns-spanned="5" table:number-rows-spanned="2">
            <text:p>283</text:p>
          </table:table-cell>
          <table:covered-table-cell table:number-columns-repeated="4" table:style-name="ce10"/>
          <table:table-cell table:number-columns-repeated="3"/>
          <table:table-cell table:style-name="ce49" table:formula="of:=[.P372]-[.P369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372]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52" table:formula="of:=[.Z372]-[.Z369]" office:value-type="float" office:value="2" calcext:value-type="float" table:number-columns-spanned="4" table:number-rows-spanned="2">
            <text:p>2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72]" office:value-type="float" office:value="196" calcext:value-type="float" table:number-columns-spanned="5" table:number-rows-spanned="2">
            <text:p>196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72]" office:value-type="float" office:value="283" calcext:value-type="float" table:number-columns-spanned="5" table:number-rows-spanned="2">
            <text:p>283</text:p>
          </table:table-cell>
          <table:covered-table-cell table:number-columns-repeated="4" table:style-name="ce10"/>
          <table:table-cell table:number-columns-repeated="3"/>
          <table:table-cell table:style-name="ce49" table:formula="of:=[.P375]-[.P37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7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75]-[.Z37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75]" office:value-type="float" office:value="196" calcext:value-type="float" table:number-columns-spanned="5" table:number-rows-spanned="2">
            <text:p>196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75]" office:value-type="float" office:value="283" calcext:value-type="float" table:number-columns-spanned="5" table:number-rows-spanned="2">
            <text:p>283</text:p>
          </table:table-cell>
          <table:covered-table-cell table:number-columns-repeated="4" table:style-name="ce10"/>
          <table:table-cell table:number-columns-repeated="3"/>
          <table:table-cell table:style-name="ce49" table:formula="of:=[.P378]-[.P37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7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78]-[.Z37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78]" office:value-type="float" office:value="196" calcext:value-type="float" table:number-columns-spanned="5" table:number-rows-spanned="2">
            <text:p>196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78]" office:value-type="float" office:value="283" calcext:value-type="float" table:number-columns-spanned="5" table:number-rows-spanned="2">
            <text:p>283</text:p>
          </table:table-cell>
          <table:covered-table-cell table:number-columns-repeated="4" table:style-name="ce10"/>
          <table:table-cell table:number-columns-repeated="3"/>
          <table:table-cell table:style-name="ce49" table:formula="of:=[.P381]-[.P37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8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81]-[.Z37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81]" office:value-type="float" office:value="196" calcext:value-type="float" table:number-columns-spanned="5" table:number-rows-spanned="2">
            <text:p>196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81]" office:value-type="float" office:value="283" calcext:value-type="float" table:number-columns-spanned="5" table:number-rows-spanned="2">
            <text:p>283</text:p>
          </table:table-cell>
          <table:covered-table-cell table:number-columns-repeated="4" table:style-name="ce10"/>
          <table:table-cell table:number-columns-repeated="3"/>
          <table:table-cell table:style-name="ce49" table:formula="of:=[.P384]-[.P38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8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84]-[.Z38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369]+1" office:value-type="float" office:value="22" calcext:value-type="float" table:number-columns-spanned="2" table:number-rows-spanned="2">
            <text:p>22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Lunes</text:p>
          </table:table-cell>
          <table:covered-table-cell table:number-columns-repeated="3"/>
          <table:table-cell table:style-name="ce20" office:value-type="date" office:date-value="2022-06-06" calcext:value-type="date" table:number-columns-spanned="4" table:number-rows-spanned="2">
            <text:p>06/06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8:06</text:p>
          </table:table-cell>
          <table:covered-table-cell table:number-columns-repeated="2"/>
          <table:table-cell/>
          <table:table-cell table:style-name="ce32" office:value-type="float" office:value="196" calcext:value-type="float" table:number-columns-spanned="5" table:number-rows-spanned="2">
            <text:p>196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288" calcext:value-type="float" table:number-columns-spanned="5" table:number-rows-spanned="2">
            <text:p>288</text:p>
          </table:table-cell>
          <table:covered-table-cell table:number-columns-repeated="4"/>
          <table:table-cell table:number-columns-repeated="3"/>
          <table:table-cell table:style-name="ce49" table:formula="of:=[.P387]-[.P38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8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87]-[.Z384]" office:value-type="float" office:value="5" calcext:value-type="float" table:number-columns-spanned="4" table:number-rows-spanned="2">
            <text:p>5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22:40</text:p>
          </table:table-cell>
          <table:covered-table-cell table:number-columns-repeated="2"/>
          <table:table-cell/>
          <table:table-cell table:style-name="ce32" office:value-type="float" office:value="196" calcext:value-type="float" table:number-columns-spanned="5" table:number-rows-spanned="2">
            <text:p>196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292" calcext:value-type="float" table:number-columns-spanned="5" table:number-rows-spanned="2">
            <text:p>292</text:p>
          </table:table-cell>
          <table:covered-table-cell table:number-columns-repeated="4"/>
          <table:table-cell table:number-columns-repeated="3"/>
          <table:table-cell table:style-name="ce49" table:formula="of:=[.P390]-[.P38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0]-[.Z387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0]" office:value-type="float" office:value="196" calcext:value-type="float" table:number-columns-spanned="5" table:number-rows-spanned="2">
            <text:p>196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390]" office:value-type="float" office:value="292" calcext:value-type="float" table:number-columns-spanned="5" table:number-rows-spanned="2">
            <text:p>292</text:p>
          </table:table-cell>
          <table:covered-table-cell table:number-columns-repeated="4"/>
          <table:table-cell table:number-columns-repeated="3"/>
          <table:table-cell table:style-name="ce49" table:formula="of:=[.P393]-[.P39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3]-[.Z39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3]" office:value-type="float" office:value="196" calcext:value-type="float" table:number-columns-spanned="5" table:number-rows-spanned="2">
            <text:p>196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393]" office:value-type="float" office:value="292" calcext:value-type="float" table:number-columns-spanned="5" table:number-rows-spanned="2">
            <text:p>292</text:p>
          </table:table-cell>
          <table:covered-table-cell table:number-columns-repeated="4"/>
          <table:table-cell table:number-columns-repeated="3"/>
          <table:table-cell table:style-name="ce49" table:formula="of:=[.P396]-[.P39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6]-[.Z39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6]" office:value-type="float" office:value="196" calcext:value-type="float" table:number-columns-spanned="5" table:number-rows-spanned="2">
            <text:p>196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396]" office:value-type="float" office:value="292" calcext:value-type="float" table:number-columns-spanned="5" table:number-rows-spanned="2">
            <text:p>292</text:p>
          </table:table-cell>
          <table:covered-table-cell table:number-columns-repeated="4"/>
          <table:table-cell table:number-columns-repeated="3"/>
          <table:table-cell table:style-name="ce49" table:formula="of:=[.P399]-[.P39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9]-[.Z39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9]" office:value-type="float" office:value="196" calcext:value-type="float" table:number-columns-spanned="5" table:number-rows-spanned="2">
            <text:p>196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399]" office:value-type="float" office:value="292" calcext:value-type="float" table:number-columns-spanned="5" table:number-rows-spanned="2">
            <text:p>292</text:p>
          </table:table-cell>
          <table:covered-table-cell table:number-columns-repeated="4"/>
          <table:table-cell table:number-columns-repeated="3"/>
          <table:table-cell table:style-name="ce49" table:formula="of:=[.P402]-[.P39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0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02]-[.Z39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387]+1" office:value-type="float" office:value="23" calcext:value-type="float" table:number-columns-spanned="2" table:number-rows-spanned="2">
            <text:p>23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Martes</text:p>
          </table:table-cell>
          <table:covered-table-cell table:number-columns-repeated="3" table:style-name="ce10"/>
          <table:table-cell table:style-name="ce21" office:value-type="date" office:date-value="2022-06-07" calcext:value-type="date" table:number-columns-spanned="4" table:number-rows-spanned="2">
            <text:p>07/06/22</text:p>
          </table:table-cell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7:19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6" calcext:value-type="float" table:number-columns-spanned="5" table:number-rows-spanned="2">
            <text:p>196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297" calcext:value-type="float" table:number-columns-spanned="5" table:number-rows-spanned="2">
            <text:p>297</text:p>
          </table:table-cell>
          <table:covered-table-cell table:number-columns-repeated="4" table:style-name="ce10"/>
          <table:table-cell table:number-columns-repeated="3"/>
          <table:table-cell table:style-name="ce49" table:formula="of:=[.P405]-[.P40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0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05]-[.Z402]" office:value-type="float" office:value="5" calcext:value-type="float" table:number-columns-spanned="4" table:number-rows-spanned="2">
            <text:p>5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18:31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6" calcext:value-type="float" table:number-columns-spanned="5" table:number-rows-spanned="2">
            <text:p>196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300" calcext:value-type="float" table:number-columns-spanned="5" table:number-rows-spanned="2">
            <text:p>300</text:p>
          </table:table-cell>
          <table:covered-table-cell table:number-columns-repeated="4" table:style-name="ce10"/>
          <table:table-cell table:number-columns-repeated="3"/>
          <table:table-cell table:style-name="ce49" table:formula="of:=[.P408]-[.P40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0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08]-[.Z405]" office:value-type="float" office:value="3" calcext:value-type="float" table:number-columns-spanned="4" table:number-rows-spanned="2">
            <text:p>3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08]" office:value-type="float" office:value="196" calcext:value-type="float" table:number-columns-spanned="5" table:number-rows-spanned="2">
            <text:p>196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08]" office:value-type="float" office:value="300" calcext:value-type="float" table:number-columns-spanned="5" table:number-rows-spanned="2">
            <text:p>300</text:p>
          </table:table-cell>
          <table:covered-table-cell table:number-columns-repeated="4" table:style-name="ce10"/>
          <table:table-cell table:number-columns-repeated="3"/>
          <table:table-cell table:style-name="ce49" table:formula="of:=[.P411]-[.P40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1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11]-[.Z40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11]" office:value-type="float" office:value="196" calcext:value-type="float" table:number-columns-spanned="5" table:number-rows-spanned="2">
            <text:p>196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11]" office:value-type="float" office:value="300" calcext:value-type="float" table:number-columns-spanned="5" table:number-rows-spanned="2">
            <text:p>300</text:p>
          </table:table-cell>
          <table:covered-table-cell table:number-columns-repeated="4" table:style-name="ce10"/>
          <table:table-cell table:number-columns-repeated="3"/>
          <table:table-cell table:style-name="ce49" table:formula="of:=[.P414]-[.P41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1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14]-[.Z41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14]" office:value-type="float" office:value="196" calcext:value-type="float" table:number-columns-spanned="5" table:number-rows-spanned="2">
            <text:p>196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14]" office:value-type="float" office:value="300" calcext:value-type="float" table:number-columns-spanned="5" table:number-rows-spanned="2">
            <text:p>300</text:p>
          </table:table-cell>
          <table:covered-table-cell table:number-columns-repeated="4" table:style-name="ce10"/>
          <table:table-cell table:number-columns-repeated="3"/>
          <table:table-cell table:style-name="ce49" table:formula="of:=[.P417]-[.P41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1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17]-[.Z41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17]" office:value-type="float" office:value="196" calcext:value-type="float" table:number-columns-spanned="5" table:number-rows-spanned="2">
            <text:p>196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17]" office:value-type="float" office:value="300" calcext:value-type="float" table:number-columns-spanned="5" table:number-rows-spanned="2">
            <text:p>300</text:p>
          </table:table-cell>
          <table:covered-table-cell table:number-columns-repeated="4" table:style-name="ce10"/>
          <table:table-cell table:number-columns-repeated="3"/>
          <table:table-cell table:style-name="ce49" table:formula="of:=[.P420]-[.P41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0]-[.Z41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05]+1" office:value-type="float" office:value="24" calcext:value-type="float" table:number-columns-spanned="2" table:number-rows-spanned="2">
            <text:p>24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Miercoles</text:p>
          </table:table-cell>
          <table:covered-table-cell table:number-columns-repeated="3"/>
          <table:table-cell table:style-name="ce20" office:value-type="date" office:date-value="2022-06-08" calcext:value-type="date" table:number-columns-spanned="4" table:number-rows-spanned="2">
            <text:p>08/06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6:17</text:p>
          </table:table-cell>
          <table:covered-table-cell table:number-columns-repeated="2"/>
          <table:table-cell/>
          <table:table-cell table:style-name="ce32" office:value-type="float" office:value="196" calcext:value-type="float" table:number-columns-spanned="5" table:number-rows-spanned="2">
            <text:p>196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305" calcext:value-type="float" table:number-columns-spanned="5" table:number-rows-spanned="2">
            <text:p>305</text:p>
          </table:table-cell>
          <table:covered-table-cell table:number-columns-repeated="4"/>
          <table:table-cell table:number-columns-repeated="3"/>
          <table:table-cell table:style-name="ce49" table:formula="of:=[.P423]-[.P42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3]-[.Z420]" office:value-type="float" office:value="5" calcext:value-type="float" table:number-columns-spanned="4" table:number-rows-spanned="2">
            <text:p>5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18:28</text:p>
          </table:table-cell>
          <table:covered-table-cell table:number-columns-repeated="2"/>
          <table:table-cell/>
          <table:table-cell table:style-name="ce32" office:value-type="float" office:value="196" calcext:value-type="float" table:number-columns-spanned="5" table:number-rows-spanned="2">
            <text:p>196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310" calcext:value-type="float" table:number-columns-spanned="5" table:number-rows-spanned="2">
            <text:p>310</text:p>
          </table:table-cell>
          <table:covered-table-cell table:number-columns-repeated="4"/>
          <table:table-cell table:number-columns-repeated="3"/>
          <table:table-cell table:style-name="ce49" table:formula="of:=[.P426]-[.P42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6]-[.Z423]" office:value-type="float" office:value="5" calcext:value-type="float" table:number-columns-spanned="4" table:number-rows-spanned="2">
            <text:p>5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22:44</text:p>
          </table:table-cell>
          <table:covered-table-cell table:number-columns-repeated="2"/>
          <table:table-cell/>
          <table:table-cell table:style-name="ce32" office:value-type="float" office:value="197" calcext:value-type="float" table:number-columns-spanned="5" table:number-rows-spanned="2">
            <text:p>197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310" calcext:value-type="float" table:number-columns-spanned="5" table:number-rows-spanned="2">
            <text:p>310</text:p>
          </table:table-cell>
          <table:covered-table-cell table:number-columns-repeated="4"/>
          <table:table-cell table:number-columns-repeated="3"/>
          <table:table-cell table:style-name="ce49" table:formula="of:=[.P429]-[.P426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42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9]-[.Z42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29]" office:value-type="float" office:value="197" calcext:value-type="float" table:number-columns-spanned="5" table:number-rows-spanned="2">
            <text:p>197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429]" office:value-type="float" office:value="310" calcext:value-type="float" table:number-columns-spanned="5" table:number-rows-spanned="2">
            <text:p>310</text:p>
          </table:table-cell>
          <table:covered-table-cell table:number-columns-repeated="4"/>
          <table:table-cell table:number-columns-repeated="3"/>
          <table:table-cell table:style-name="ce49" table:formula="of:=[.P432]-[.P42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3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32]-[.Z42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32]" office:value-type="float" office:value="197" calcext:value-type="float" table:number-columns-spanned="5" table:number-rows-spanned="2">
            <text:p>197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432]" office:value-type="float" office:value="310" calcext:value-type="float" table:number-columns-spanned="5" table:number-rows-spanned="2">
            <text:p>310</text:p>
          </table:table-cell>
          <table:covered-table-cell table:number-columns-repeated="4"/>
          <table:table-cell table:number-columns-repeated="3"/>
          <table:table-cell table:style-name="ce49" table:formula="of:=[.P435]-[.P43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3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35]-[.Z43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35]" office:value-type="float" office:value="197" calcext:value-type="float" table:number-columns-spanned="5" table:number-rows-spanned="2">
            <text:p>197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435]" office:value-type="float" office:value="310" calcext:value-type="float" table:number-columns-spanned="5" table:number-rows-spanned="2">
            <text:p>310</text:p>
          </table:table-cell>
          <table:covered-table-cell table:number-columns-repeated="4"/>
          <table:table-cell table:number-columns-repeated="3"/>
          <table:table-cell table:style-name="ce49" table:formula="of:=[.P438]-[.P43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3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38]-[.Z43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23]+1" office:value-type="float" office:value="25" calcext:value-type="float" table:number-columns-spanned="2" table:number-rows-spanned="2">
            <text:p>25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Jueves</text:p>
          </table:table-cell>
          <table:covered-table-cell table:number-columns-repeated="3" table:style-name="ce10"/>
          <table:table-cell table:style-name="ce21" office:value-type="date" office:date-value="2022-06-09" calcext:value-type="date" table:number-columns-spanned="4" table:number-rows-spanned="2">
            <text:p>09/06/22</text:p>
          </table:table-cell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8:33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7" calcext:value-type="float" table:number-columns-spanned="5" table:number-rows-spanned="2">
            <text:p>19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314" calcext:value-type="float" table:number-columns-spanned="5" table:number-rows-spanned="2">
            <text:p>314</text:p>
          </table:table-cell>
          <table:covered-table-cell table:number-columns-repeated="4" table:style-name="ce10"/>
          <table:table-cell table:number-columns-repeated="3"/>
          <table:table-cell table:style-name="ce49" table:formula="of:=[.P441]-[.P43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4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41]-[.Z438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19:16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7" calcext:value-type="float" table:number-columns-spanned="5" table:number-rows-spanned="2">
            <text:p>19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318" calcext:value-type="float" table:number-columns-spanned="5" table:number-rows-spanned="2">
            <text:p>318</text:p>
          </table:table-cell>
          <table:covered-table-cell table:number-columns-repeated="4" table:style-name="ce10"/>
          <table:table-cell table:number-columns-repeated="3"/>
          <table:table-cell table:style-name="ce49" table:formula="of:=[.P444]-[.P44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4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44]-[.Z441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44]" office:value-type="float" office:value="197" calcext:value-type="float" table:number-columns-spanned="5" table:number-rows-spanned="2">
            <text:p>19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44]" office:value-type="float" office:value="318" calcext:value-type="float" table:number-columns-spanned="5" table:number-rows-spanned="2">
            <text:p>318</text:p>
          </table:table-cell>
          <table:covered-table-cell table:number-columns-repeated="4" table:style-name="ce10"/>
          <table:table-cell table:number-columns-repeated="3"/>
          <table:table-cell table:style-name="ce49" table:formula="of:=[.P447]-[.P44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4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47]-[.Z44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47]" office:value-type="float" office:value="197" calcext:value-type="float" table:number-columns-spanned="5" table:number-rows-spanned="2">
            <text:p>19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47]" office:value-type="float" office:value="318" calcext:value-type="float" table:number-columns-spanned="5" table:number-rows-spanned="2">
            <text:p>318</text:p>
          </table:table-cell>
          <table:covered-table-cell table:number-columns-repeated="4" table:style-name="ce10"/>
          <table:table-cell table:number-columns-repeated="3"/>
          <table:table-cell table:style-name="ce49" table:formula="of:=[.P450]-[.P44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0]-[.Z44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50]" office:value-type="float" office:value="197" calcext:value-type="float" table:number-columns-spanned="5" table:number-rows-spanned="2">
            <text:p>19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50]" office:value-type="float" office:value="318" calcext:value-type="float" table:number-columns-spanned="5" table:number-rows-spanned="2">
            <text:p>318</text:p>
          </table:table-cell>
          <table:covered-table-cell table:number-columns-repeated="4" table:style-name="ce10"/>
          <table:table-cell table:number-columns-repeated="3"/>
          <table:table-cell table:style-name="ce49" table:formula="of:=[.P453]-[.P45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3]-[.Z45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53]" office:value-type="float" office:value="197" calcext:value-type="float" table:number-columns-spanned="5" table:number-rows-spanned="2">
            <text:p>19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53]" office:value-type="float" office:value="318" calcext:value-type="float" table:number-columns-spanned="5" table:number-rows-spanned="2">
            <text:p>318</text:p>
          </table:table-cell>
          <table:covered-table-cell table:number-columns-repeated="4" table:style-name="ce10"/>
          <table:table-cell table:number-columns-repeated="3"/>
          <table:table-cell table:style-name="ce49" table:formula="of:=[.P456]-[.P45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6]-[.Z45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41]+1" office:value-type="float" office:value="26" calcext:value-type="float" table:number-columns-spanned="2" table:number-rows-spanned="2">
            <text:p>26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Viernes</text:p>
          </table:table-cell>
          <table:covered-table-cell table:number-columns-repeated="3"/>
          <table:table-cell table:style-name="ce20" office:value-type="date" office:date-value="2022-06-10" calcext:value-type="date" table:number-columns-spanned="4" table:number-rows-spanned="2">
            <text:p>10/06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9:07</text:p>
          </table:table-cell>
          <table:covered-table-cell table:number-columns-repeated="2"/>
          <table:table-cell/>
          <table:table-cell table:style-name="ce32" office:value-type="float" office:value="197" calcext:value-type="float" table:number-columns-spanned="5" table:number-rows-spanned="2">
            <text:p>197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322" calcext:value-type="float" table:number-columns-spanned="5" table:number-rows-spanned="2">
            <text:p>322</text:p>
          </table:table-cell>
          <table:covered-table-cell table:number-columns-repeated="4"/>
          <table:table-cell table:number-columns-repeated="3"/>
          <table:table-cell table:style-name="ce49" table:formula="of:=[.P459]-[.P45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9]-[.Z456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20:02</text:p>
          </table:table-cell>
          <table:covered-table-cell table:number-columns-repeated="2"/>
          <table:table-cell/>
          <table:table-cell table:style-name="ce32" office:value-type="float" office:value="197" calcext:value-type="float" table:number-columns-spanned="5" table:number-rows-spanned="2">
            <text:p>197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325" calcext:value-type="float" table:number-columns-spanned="5" table:number-rows-spanned="2">
            <text:p>325</text:p>
          </table:table-cell>
          <table:covered-table-cell table:number-columns-repeated="4"/>
          <table:table-cell table:number-columns-repeated="3"/>
          <table:table-cell table:style-name="ce49" table:formula="of:=[.P462]-[.P45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6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62]-[.Z459]" office:value-type="float" office:value="3" calcext:value-type="float" table:number-columns-spanned="4" table:number-rows-spanned="2">
            <text:p>3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62]" office:value-type="float" office:value="197" calcext:value-type="float" table:number-columns-spanned="5" table:number-rows-spanned="2">
            <text:p>197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462]" office:value-type="float" office:value="325" calcext:value-type="float" table:number-columns-spanned="5" table:number-rows-spanned="2">
            <text:p>325</text:p>
          </table:table-cell>
          <table:covered-table-cell table:number-columns-repeated="4"/>
          <table:table-cell table:number-columns-repeated="3"/>
          <table:table-cell table:style-name="ce49" table:formula="of:=[.P465]-[.P46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6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65]-[.Z46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65]" office:value-type="float" office:value="197" calcext:value-type="float" table:number-columns-spanned="5" table:number-rows-spanned="2">
            <text:p>197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465]" office:value-type="float" office:value="325" calcext:value-type="float" table:number-columns-spanned="5" table:number-rows-spanned="2">
            <text:p>325</text:p>
          </table:table-cell>
          <table:covered-table-cell table:number-columns-repeated="4"/>
          <table:table-cell table:number-columns-repeated="3"/>
          <table:table-cell table:style-name="ce49" table:formula="of:=[.P468]-[.P46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6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68]-[.Z46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68]" office:value-type="float" office:value="197" calcext:value-type="float" table:number-columns-spanned="5" table:number-rows-spanned="2">
            <text:p>197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468]" office:value-type="float" office:value="325" calcext:value-type="float" table:number-columns-spanned="5" table:number-rows-spanned="2">
            <text:p>325</text:p>
          </table:table-cell>
          <table:covered-table-cell table:number-columns-repeated="4"/>
          <table:table-cell table:number-columns-repeated="3"/>
          <table:table-cell table:style-name="ce49" table:formula="of:=[.P471]-[.P46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7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71]-[.Z46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71]" office:value-type="float" office:value="197" calcext:value-type="float" table:number-columns-spanned="5" table:number-rows-spanned="2">
            <text:p>197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471]" office:value-type="float" office:value="325" calcext:value-type="float" table:number-columns-spanned="5" table:number-rows-spanned="2">
            <text:p>325</text:p>
          </table:table-cell>
          <table:covered-table-cell table:number-columns-repeated="4"/>
          <table:table-cell table:number-columns-repeated="3"/>
          <table:table-cell table:style-name="ce49" table:formula="of:=[.P474]-[.P47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7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74]-[.Z47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59]+1" office:value-type="float" office:value="27" calcext:value-type="float" table:number-columns-spanned="2" table:number-rows-spanned="2">
            <text:p>27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Sabado</text:p>
          </table:table-cell>
          <table:covered-table-cell table:number-columns-repeated="3" table:style-name="ce10"/>
          <table:table-cell table:style-name="ce21" office:value-type="date" office:date-value="2022-06-11" calcext:value-type="date" table:number-columns-spanned="4" table:number-rows-spanned="2">
            <text:p>11/06/22</text:p>
          </table:table-cell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15:46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7" calcext:value-type="float" table:number-columns-spanned="5" table:number-rows-spanned="2">
            <text:p>19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333" calcext:value-type="float" table:number-columns-spanned="5" table:number-rows-spanned="2">
            <text:p>333</text:p>
          </table:table-cell>
          <table:covered-table-cell table:number-columns-repeated="4" table:style-name="ce10"/>
          <table:table-cell table:number-columns-repeated="3"/>
          <table:table-cell table:style-name="ce49" table:formula="of:=[.P477]-[.P47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7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77]-[.Z474]" office:value-type="float" office:value="8" calcext:value-type="float" table:number-columns-spanned="4" table:number-rows-spanned="2">
            <text:p>8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77]" office:value-type="float" office:value="197" calcext:value-type="float" table:number-columns-spanned="5" table:number-rows-spanned="2">
            <text:p>19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77]" office:value-type="float" office:value="333" calcext:value-type="float" table:number-columns-spanned="5" table:number-rows-spanned="2">
            <text:p>333</text:p>
          </table:table-cell>
          <table:covered-table-cell table:number-columns-repeated="4" table:style-name="ce10"/>
          <table:table-cell table:number-columns-repeated="3"/>
          <table:table-cell table:style-name="ce49" table:formula="of:=[.P480]-[.P47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0]-[.Z47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80]" office:value-type="float" office:value="197" calcext:value-type="float" table:number-columns-spanned="5" table:number-rows-spanned="2">
            <text:p>19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80]" office:value-type="float" office:value="333" calcext:value-type="float" table:number-columns-spanned="5" table:number-rows-spanned="2">
            <text:p>333</text:p>
          </table:table-cell>
          <table:covered-table-cell table:number-columns-repeated="4" table:style-name="ce10"/>
          <table:table-cell table:number-columns-repeated="3"/>
          <table:table-cell table:style-name="ce49" table:formula="of:=[.P483]-[.P48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3]-[.Z48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83]" office:value-type="float" office:value="197" calcext:value-type="float" table:number-columns-spanned="5" table:number-rows-spanned="2">
            <text:p>19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83]" office:value-type="float" office:value="333" calcext:value-type="float" table:number-columns-spanned="5" table:number-rows-spanned="2">
            <text:p>333</text:p>
          </table:table-cell>
          <table:covered-table-cell table:number-columns-repeated="4" table:style-name="ce10"/>
          <table:table-cell table:number-columns-repeated="3"/>
          <table:table-cell table:style-name="ce49" table:formula="of:=[.P486]-[.P48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6]-[.Z48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86]" office:value-type="float" office:value="197" calcext:value-type="float" table:number-columns-spanned="5" table:number-rows-spanned="2">
            <text:p>19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86]" office:value-type="float" office:value="333" calcext:value-type="float" table:number-columns-spanned="5" table:number-rows-spanned="2">
            <text:p>333</text:p>
          </table:table-cell>
          <table:covered-table-cell table:number-columns-repeated="4" table:style-name="ce10"/>
          <table:table-cell table:number-columns-repeated="3"/>
          <table:table-cell table:style-name="ce49" table:formula="of:=[.P489]-[.P48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9]-[.Z48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89]" office:value-type="float" office:value="197" calcext:value-type="float" table:number-columns-spanned="5" table:number-rows-spanned="2">
            <text:p>197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89]" office:value-type="float" office:value="333" calcext:value-type="float" table:number-columns-spanned="5" table:number-rows-spanned="2">
            <text:p>333</text:p>
          </table:table-cell>
          <table:covered-table-cell table:number-columns-repeated="4" table:style-name="ce10"/>
          <table:table-cell table:number-columns-repeated="3"/>
          <table:table-cell table:style-name="ce49" table:formula="of:=[.P492]-[.P48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9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92]-[.Z48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77]+1" office:value-type="float" office:value="28" calcext:value-type="float" table:number-columns-spanned="2" table:number-rows-spanned="2">
            <text:p>28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Domingo</text:p>
          </table:table-cell>
          <table:covered-table-cell table:number-columns-repeated="3"/>
          <table:table-cell table:style-name="ce20" office:value-type="date" office:date-value="2022-06-12" calcext:value-type="date" table:number-columns-spanned="4" table:number-rows-spanned="2">
            <text:p>12/06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13:18</text:p>
          </table:table-cell>
          <table:covered-table-cell table:number-columns-repeated="2"/>
          <table:table-cell/>
          <table:table-cell table:style-name="ce32" office:value-type="float" office:value="198" calcext:value-type="float" table:number-columns-spanned="5" table:number-rows-spanned="2">
            <text:p>198</text:p>
          </table:table-cell>
          <table:covered-table-cell table:number-columns-repeated="4"/>
          <table:table-cell/>
          <table:table-cell table:style-name="ce40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32" office:value-type="float" office:value="340" calcext:value-type="float" table:number-columns-spanned="5" table:number-rows-spanned="2">
            <text:p>340</text:p>
          </table:table-cell>
          <table:covered-table-cell table:number-columns-repeated="4"/>
          <table:table-cell table:number-columns-repeated="3"/>
          <table:table-cell table:style-name="ce49" table:formula="of:=[.P495]-[.P492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495]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52" table:formula="of:=[.Z495]-[.Z492]" office:value-type="float" office:value="7" calcext:value-type="float" table:number-columns-spanned="4" table:number-rows-spanned="2">
            <text:p>7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95]" office:value-type="float" office:value="198" calcext:value-type="float" table:number-columns-spanned="5" table:number-rows-spanned="2">
            <text:p>198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495]" office:value-type="float" office:value="340" calcext:value-type="float" table:number-columns-spanned="5" table:number-rows-spanned="2">
            <text:p>340</text:p>
          </table:table-cell>
          <table:covered-table-cell table:number-columns-repeated="4"/>
          <table:table-cell table:number-columns-repeated="3"/>
          <table:table-cell table:style-name="ce49" table:formula="of:=[.P498]-[.P49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9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98]-[.Z49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98]" office:value-type="float" office:value="198" calcext:value-type="float" table:number-columns-spanned="5" table:number-rows-spanned="2">
            <text:p>198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498]" office:value-type="float" office:value="340" calcext:value-type="float" table:number-columns-spanned="5" table:number-rows-spanned="2">
            <text:p>340</text:p>
          </table:table-cell>
          <table:covered-table-cell table:number-columns-repeated="4"/>
          <table:table-cell table:number-columns-repeated="3"/>
          <table:table-cell table:style-name="ce49" table:formula="of:=[.P501]-[.P49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0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01]-[.Z49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01]" office:value-type="float" office:value="198" calcext:value-type="float" table:number-columns-spanned="5" table:number-rows-spanned="2">
            <text:p>198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501]" office:value-type="float" office:value="340" calcext:value-type="float" table:number-columns-spanned="5" table:number-rows-spanned="2">
            <text:p>340</text:p>
          </table:table-cell>
          <table:covered-table-cell table:number-columns-repeated="4"/>
          <table:table-cell table:number-columns-repeated="3"/>
          <table:table-cell table:style-name="ce49" table:formula="of:=[.P504]-[.P50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0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04]-[.Z50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04]" office:value-type="float" office:value="198" calcext:value-type="float" table:number-columns-spanned="5" table:number-rows-spanned="2">
            <text:p>198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504]" office:value-type="float" office:value="340" calcext:value-type="float" table:number-columns-spanned="5" table:number-rows-spanned="2">
            <text:p>340</text:p>
          </table:table-cell>
          <table:covered-table-cell table:number-columns-repeated="4"/>
          <table:table-cell table:number-columns-repeated="3"/>
          <table:table-cell table:style-name="ce49" table:formula="of:=[.P507]-[.P50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0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07]-[.Z50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07]" office:value-type="float" office:value="198" calcext:value-type="float" table:number-columns-spanned="5" table:number-rows-spanned="2">
            <text:p>198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507]" office:value-type="float" office:value="340" calcext:value-type="float" table:number-columns-spanned="5" table:number-rows-spanned="2">
            <text:p>340</text:p>
          </table:table-cell>
          <table:covered-table-cell table:number-columns-repeated="4"/>
          <table:table-cell table:number-columns-repeated="3"/>
          <table:table-cell table:style-name="ce49" table:formula="of:=[.P510]-[.P50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0]-[.Z50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95]+1" office:value-type="float" office:value="29" calcext:value-type="float" table:number-columns-spanned="2" table:number-rows-spanned="2">
            <text:p>29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Lunes</text:p>
          </table:table-cell>
          <table:covered-table-cell table:number-columns-repeated="3" table:style-name="ce10"/>
          <table:table-cell table:style-name="ce21" office:value-type="date" office:date-value="2022-06-13" calcext:value-type="date" table:number-columns-spanned="4" table:number-rows-spanned="2">
            <text:p>13/06/22</text:p>
          </table:table-cell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7:11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8" calcext:value-type="float" table:number-columns-spanned="5" table:number-rows-spanned="2">
            <text:p>198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344" calcext:value-type="float" table:number-columns-spanned="5" table:number-rows-spanned="2">
            <text:p>344</text:p>
          </table:table-cell>
          <table:covered-table-cell table:number-columns-repeated="4" table:style-name="ce10"/>
          <table:table-cell table:number-columns-repeated="3"/>
          <table:table-cell table:style-name="ce49" table:formula="of:=[.P513]-[.P51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3]-[.Z510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22:49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9" calcext:value-type="float" table:number-columns-spanned="5" table:number-rows-spanned="2">
            <text:p>199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348" calcext:value-type="float" table:number-columns-spanned="5" table:number-rows-spanned="2">
            <text:p>348</text:p>
          </table:table-cell>
          <table:covered-table-cell table:number-columns-repeated="4" table:style-name="ce10"/>
          <table:table-cell table:number-columns-repeated="3"/>
          <table:table-cell table:style-name="ce49" table:formula="of:=[.P516]-[.P513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51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6]-[.Z513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16]" office:value-type="float" office:value="199" calcext:value-type="float" table:number-columns-spanned="5" table:number-rows-spanned="2">
            <text:p>199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16]" office:value-type="float" office:value="348" calcext:value-type="float" table:number-columns-spanned="5" table:number-rows-spanned="2">
            <text:p>348</text:p>
          </table:table-cell>
          <table:covered-table-cell table:number-columns-repeated="4" table:style-name="ce10"/>
          <table:table-cell table:number-columns-repeated="3"/>
          <table:table-cell table:style-name="ce49" table:formula="of:=[.P519]-[.P51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9]-[.Z51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19]" office:value-type="float" office:value="199" calcext:value-type="float" table:number-columns-spanned="5" table:number-rows-spanned="2">
            <text:p>199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19]" office:value-type="float" office:value="348" calcext:value-type="float" table:number-columns-spanned="5" table:number-rows-spanned="2">
            <text:p>348</text:p>
          </table:table-cell>
          <table:covered-table-cell table:number-columns-repeated="4" table:style-name="ce10"/>
          <table:table-cell table:number-columns-repeated="3"/>
          <table:table-cell table:style-name="ce49" table:formula="of:=[.P522]-[.P51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2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22]-[.Z51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22]" office:value-type="float" office:value="199" calcext:value-type="float" table:number-columns-spanned="5" table:number-rows-spanned="2">
            <text:p>199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22]" office:value-type="float" office:value="348" calcext:value-type="float" table:number-columns-spanned="5" table:number-rows-spanned="2">
            <text:p>348</text:p>
          </table:table-cell>
          <table:covered-table-cell table:number-columns-repeated="4" table:style-name="ce10"/>
          <table:table-cell table:number-columns-repeated="3"/>
          <table:table-cell table:style-name="ce49" table:formula="of:=[.P525]-[.P52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2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25]-[.Z52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25]" office:value-type="float" office:value="199" calcext:value-type="float" table:number-columns-spanned="5" table:number-rows-spanned="2">
            <text:p>199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25]" office:value-type="float" office:value="348" calcext:value-type="float" table:number-columns-spanned="5" table:number-rows-spanned="2">
            <text:p>348</text:p>
          </table:table-cell>
          <table:covered-table-cell table:number-columns-repeated="4" table:style-name="ce10"/>
          <table:table-cell table:number-columns-repeated="3"/>
          <table:table-cell table:style-name="ce49" table:formula="of:=[.P528]-[.P52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2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28]-[.Z52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513]+1" office:value-type="float" office:value="30" calcext:value-type="float" table:number-columns-spanned="2" table:number-rows-spanned="2">
            <text:p>30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Martes</text:p>
          </table:table-cell>
          <table:covered-table-cell table:number-columns-repeated="3"/>
          <table:table-cell table:style-name="ce20" office:value-type="date" office:date-value="2022-06-14" calcext:value-type="date" table:number-columns-spanned="4" table:number-rows-spanned="2">
            <text:p>14/06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7:45</text:p>
          </table:table-cell>
          <table:covered-table-cell table:number-columns-repeated="2"/>
          <table:table-cell/>
          <table:table-cell table:style-name="ce32" office:value-type="float" office:value="199" calcext:value-type="float" table:number-columns-spanned="5" table:number-rows-spanned="2">
            <text:p>199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352" calcext:value-type="float" table:number-columns-spanned="5" table:number-rows-spanned="2">
            <text:p>352</text:p>
          </table:table-cell>
          <table:covered-table-cell table:number-columns-repeated="4"/>
          <table:table-cell table:number-columns-repeated="3"/>
          <table:table-cell table:style-name="ce49" table:formula="of:=[.P531]-[.P52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3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31]-[.Z528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21:33</text:p>
          </table:table-cell>
          <table:covered-table-cell table:number-columns-repeated="2"/>
          <table:table-cell/>
          <table:table-cell table:style-name="ce32" office:value-type="float" office:value="199" calcext:value-type="float" table:number-columns-spanned="5" table:number-rows-spanned="2">
            <text:p>199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office:value-type="float" office:value="356" calcext:value-type="float" table:number-columns-spanned="5" table:number-rows-spanned="2">
            <text:p>356</text:p>
          </table:table-cell>
          <table:covered-table-cell table:number-columns-repeated="4"/>
          <table:table-cell table:number-columns-repeated="3"/>
          <table:table-cell table:style-name="ce49" table:formula="of:=[.P534]-[.P53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3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34]-[.Z531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34]" office:value-type="float" office:value="199" calcext:value-type="float" table:number-columns-spanned="5" table:number-rows-spanned="2">
            <text:p>199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534]" office:value-type="float" office:value="356" calcext:value-type="float" table:number-columns-spanned="5" table:number-rows-spanned="2">
            <text:p>356</text:p>
          </table:table-cell>
          <table:covered-table-cell table:number-columns-repeated="4"/>
          <table:table-cell table:number-columns-repeated="3"/>
          <table:table-cell table:style-name="ce49" table:formula="of:=[.P537]-[.P53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3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37]-[.Z53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37]" office:value-type="float" office:value="199" calcext:value-type="float" table:number-columns-spanned="5" table:number-rows-spanned="2">
            <text:p>199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537]" office:value-type="float" office:value="356" calcext:value-type="float" table:number-columns-spanned="5" table:number-rows-spanned="2">
            <text:p>356</text:p>
          </table:table-cell>
          <table:covered-table-cell table:number-columns-repeated="4"/>
          <table:table-cell table:number-columns-repeated="3"/>
          <table:table-cell table:style-name="ce49" table:formula="of:=[.P540]-[.P53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0]-[.Z53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40]" office:value-type="float" office:value="199" calcext:value-type="float" table:number-columns-spanned="5" table:number-rows-spanned="2">
            <text:p>199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540]" office:value-type="float" office:value="356" calcext:value-type="float" table:number-columns-spanned="5" table:number-rows-spanned="2">
            <text:p>356</text:p>
          </table:table-cell>
          <table:covered-table-cell table:number-columns-repeated="4"/>
          <table:table-cell table:number-columns-repeated="3"/>
          <table:table-cell table:style-name="ce49" table:formula="of:=[.P543]-[.P54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3]-[.Z54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43]" office:value-type="float" office:value="199" calcext:value-type="float" table:number-columns-spanned="5" table:number-rows-spanned="2">
            <text:p>199</text:p>
          </table:table-cell>
          <table:covered-table-cell table:number-columns-repeated="4"/>
          <table:table-cell/>
          <table:table-cell table:style-name="ce85" table:number-columns-spanned="3" table:number-rows-spanned="2"/>
          <table:covered-table-cell table:number-columns-repeated="2"/>
          <table:table-cell/>
          <table:table-cell table:style-name="ce32" table:formula="of:=[.Z543]" office:value-type="float" office:value="356" calcext:value-type="float" table:number-columns-spanned="5" table:number-rows-spanned="2">
            <text:p>356</text:p>
          </table:table-cell>
          <table:covered-table-cell table:number-columns-repeated="4"/>
          <table:table-cell table:number-columns-repeated="3"/>
          <table:table-cell table:style-name="ce49" table:formula="of:=[.P546]-[.P54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6]-[.Z54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531]+1" office:value-type="float" office:value="31" calcext:value-type="float" table:number-columns-spanned="2" table:number-rows-spanned="2">
            <text:p>31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Miercoles</text:p>
          </table:table-cell>
          <table:covered-table-cell table:number-columns-repeated="3" table:style-name="ce10"/>
          <table:table-cell table:style-name="ce21" office:value-type="date" office:date-value="2022-06-15" calcext:value-type="date" table:number-columns-spanned="4" table:number-rows-spanned="2">
            <text:p>15/06/22</text:p>
          </table:table-cell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07:16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9" calcext:value-type="float" table:number-columns-spanned="5" table:number-rows-spanned="2">
            <text:p>199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361" calcext:value-type="float" table:number-columns-spanned="5" table:number-rows-spanned="2">
            <text:p>361</text:p>
          </table:table-cell>
          <table:covered-table-cell table:number-columns-repeated="4" table:style-name="ce10"/>
          <table:table-cell table:number-columns-repeated="3"/>
          <table:table-cell table:style-name="ce49" table:formula="of:=[.P549]-[.P54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9]-[.Z546]" office:value-type="float" office:value="5" calcext:value-type="float" table:number-columns-spanned="4" table:number-rows-spanned="2">
            <text:p>5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office:value-type="string" calcext:value-type="string" table:number-columns-spanned="3" table:number-rows-spanned="2">
            <text:p>17:58</text:p>
          </table:table-cell>
          <table:covered-table-cell table:number-columns-repeated="2" table:style-name="ce10"/>
          <table:table-cell table:style-name="ce10"/>
          <table:table-cell table:style-name="ce33" office:value-type="float" office:value="199" calcext:value-type="float" table:number-columns-spanned="5" table:number-rows-spanned="2">
            <text:p>199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office:value-type="float" office:value="365" calcext:value-type="float" table:number-columns-spanned="5" table:number-rows-spanned="2">
            <text:p>365</text:p>
          </table:table-cell>
          <table:covered-table-cell table:number-columns-repeated="4" table:style-name="ce10"/>
          <table:table-cell table:number-columns-repeated="3"/>
          <table:table-cell table:style-name="ce49" table:formula="of:=[.P552]-[.P54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5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52]-[.Z549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52]" office:value-type="float" office:value="199" calcext:value-type="float" table:number-columns-spanned="5" table:number-rows-spanned="2">
            <text:p>199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52]" office:value-type="float" office:value="365" calcext:value-type="float" table:number-columns-spanned="5" table:number-rows-spanned="2">
            <text:p>365</text:p>
          </table:table-cell>
          <table:covered-table-cell table:number-columns-repeated="4" table:style-name="ce10"/>
          <table:table-cell table:number-columns-repeated="3"/>
          <table:table-cell table:style-name="ce49" table:formula="of:=[.P555]-[.P55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5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55]-[.Z55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55]" office:value-type="float" office:value="199" calcext:value-type="float" table:number-columns-spanned="5" table:number-rows-spanned="2">
            <text:p>199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55]" office:value-type="float" office:value="365" calcext:value-type="float" table:number-columns-spanned="5" table:number-rows-spanned="2">
            <text:p>365</text:p>
          </table:table-cell>
          <table:covered-table-cell table:number-columns-repeated="4" table:style-name="ce10"/>
          <table:table-cell table:number-columns-repeated="3"/>
          <table:table-cell table:style-name="ce49" table:formula="of:=[.P558]-[.P55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5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58]-[.Z55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58]" office:value-type="float" office:value="199" calcext:value-type="float" table:number-columns-spanned="5" table:number-rows-spanned="2">
            <text:p>199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58]" office:value-type="float" office:value="365" calcext:value-type="float" table:number-columns-spanned="5" table:number-rows-spanned="2">
            <text:p>365</text:p>
          </table:table-cell>
          <table:covered-table-cell table:number-columns-repeated="4" table:style-name="ce10"/>
          <table:table-cell table:number-columns-repeated="3"/>
          <table:table-cell table:style-name="ce49" table:formula="of:=[.P561]-[.P55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6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61]-[.Z55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64"/>
          <table:table-cell table:style-name="ce10" table:number-columns-repeated="3"/>
          <table:table-cell table:style-name="ce75"/>
          <table:table-cell table:style-name="ce10" table:number-columns-repeated="5"/>
          <table:table-cell table:style-name="ce86"/>
          <table:table-cell table:style-name="ce10" table:number-columns-repeated="3"/>
          <table:table-cell table:style-name="ce7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4" office:value-type="string" calcext:value-type="string" table:number-columns-spanned="4" table:number-rows-spanned="2">
            <text:p>Jueves</text:p>
          </table:table-cell>
          <table:covered-table-cell table:number-columns-repeated="3" table:style-name="ce10"/>
          <table:table-cell table:style-name="ce39" office:value-type="date" office:date-value="2022-06-16" calcext:value-type="date" table:number-columns-spanned="4" table:number-rows-spanned="2">
            <text:p>16/06/22</text:p>
          </table:table-cell>
          <table:covered-table-cell table:number-columns-repeated="3" table:style-name="ce10"/>
          <table:table-cell table:style-name="ce62" office:value-type="string" calcext:value-type="string" table:number-columns-spanned="3" table:number-rows-spanned="2">
            <text:p>00:00</text:p>
          </table:table-cell>
          <table:covered-table-cell table:number-columns-repeated="2" table:style-name="ce10"/>
          <table:table-cell table:style-name="ce10"/>
          <table:table-cell table:style-name="ce73" office:value-type="float" office:value="200" calcext:value-type="float" table:number-columns-spanned="5" table:number-rows-spanned="2">
            <text:p>20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73" office:value-type="float" office:value="366" calcext:value-type="float" table:number-columns-spanned="5" table:number-rows-spanned="2">
            <text:p>366</text:p>
          </table:table-cell>
          <table:covered-table-cell table:number-columns-repeated="4" table:style-name="ce10"/>
          <table:table-cell table:number-columns-repeated="3"/>
          <table:table-cell table:style-name="ce49" table:formula="of:=[.P564]-[.P561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56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64]-[.Z561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 table:number-columns-repeated="5"/>
          <table:table-cell table:style-name="ce60" office:value-type="string" calcext:value-type="string" table:number-columns-spanned="23" table:number-rows-spanned="2">
            <text:p>Lectura de UTE para cierre de factura</text:p>
          </table:table-cell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64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style-name="ce10"/>
          <table:covered-table-cell table:style-name="ce86"/>
          <table:covered-table-cell table:number-columns-repeated="2" table:style-name="ce10"/>
          <table:table-cell table:style-name="ce10"/>
          <table:covered-table-cell table:style-name="ce7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 table:number-rows-repeated="1048010">
          <table:table-cell table:number-columns-repeated="1012"/>
        </table:table-row>
        <table:table-row table:style-name="ro1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13:23:12.41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4T11:07:04.520000000</meta:creation-date>
    <dc:date>2022-07-21T13:25:03.077000000</dc:date>
    <meta:editing-duration>PT3H59M49S</meta:editing-duration>
    <meta:editing-cycles>64</meta:editing-cycles>
    <meta:generator>LibreOffice/7.2.5.2$Windows_X86_64 LibreOffice_project/499f9727c189e6ef3471021d6132d4c694f357e5</meta:generator>
    <meta:print-date>2022-05-04T11:24:34.480000000</meta:print-date>
    <meta:document-statistic meta:table-count="1" meta:cell-count="1135" meta:object-count="0"/>
  </office:meta>
</office:document-meta>
</file>